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DejaVu Sans Mono" svg:font-family="'DejaVu Sans Mono'"/>
    <style:font-face style:name="Lohit Devanagari2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_20_and_20_Content_7e_LT_7e_Gliederung_20_1">
      <style:paragraph-properties fo:margin-top="0.265cm" fo:margin-bottom="0cm" loext:contextual-spacing="false" fo:line-height="90%"/>
      <style:text-properties fo:font-size="14pt" officeooo:paragraph-rsid="00028850" style:font-size-asian="14pt" style:font-size-complex="14pt"/>
    </style:style>
    <style:style style:name="P2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28850" style:letter-kerning="true" style:font-size-asian="14pt" style:font-style-asian="normal" style:font-weight-asian="normal" style:font-size-complex="14pt" style:text-emphasize="none"/>
    </style:style>
    <style:style style:name="P3" style:family="paragraph" style:parent-style-name="Title_20_and_20_Content_7e_LT_7e_Gliederung_20_1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89ead" style:letter-kerning="true" style:font-size-asian="12.25pt" style:font-style-asian="normal" style:font-weight-asian="normal" style:font-size-complex="14pt" style:text-emphasize="none"/>
    </style:style>
    <style:style style:name="P4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5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89ead" style:letter-kerning="true" style:font-size-asian="12pt" style:font-style-asian="normal" style:font-weight-asian="normal" style:font-size-complex="12pt" style:font-weight-complex="bold" style:text-emphasize="none"/>
    </style:style>
    <style:style style:name="P6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dbbb0" style:letter-kerning="true" style:font-size-asian="12pt" style:font-style-asian="normal" style:font-weight-asian="normal" style:font-size-complex="12pt" style:font-weight-complex="bold" style:text-emphasize="none"/>
    </style:style>
    <style:style style:name="P7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dbbb0" officeooo:paragraph-rsid="000dbbb0" style:letter-kerning="true" style:font-size-asian="12pt" style:font-style-asian="normal" style:font-weight-asian="normal" style:font-size-complex="12pt" style:font-weight-complex="bold" style:text-emphasize="none"/>
    </style:style>
    <style:style style:name="P8" style:family="paragraph" style:parent-style-name="Title_20_and_20_Content_7e_LT_7e_Gliederung_20_1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9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10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1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12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f9a62" style:letter-kerning="true" style:font-size-asian="18pt" style:font-style-asian="normal" style:font-weight-asian="normal" style:text-emphasize="none"/>
    </style:style>
    <style:style style:name="P13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14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732ee" style:letter-kerning="true" style:font-size-asian="18pt" style:font-style-asian="normal" style:font-weight-asian="normal" style:font-size-complex="12pt" style:font-weight-complex="normal" style:text-emphasize="none"/>
    </style:style>
    <style:style style:name="P15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28850" style:letter-kerning="true" style:font-size-asian="24pt" style:font-style-asian="normal" style:font-weight-asian="bold" style:font-size-complex="24pt" style:font-weight-complex="bold" style:text-emphasize="none"/>
    </style:style>
    <style:style style:name="P16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89ead" style:letter-kerning="true" style:font-size-asian="24pt" style:font-style-asian="normal" style:font-weight-asian="bold" style:font-size-complex="24pt" style:font-weight-complex="bold" style:text-emphasize="none"/>
    </style:style>
    <style:style style:name="P17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a9acf" style:letter-kerning="true" style:font-size-asian="24pt" style:font-style-asian="normal" style:font-weight-asian="bold" style:font-size-complex="24pt" style:font-weight-complex="bold" style:text-emphasize="none"/>
    </style:style>
    <style:style style:name="P18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19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0.5pt" style:font-style-asian="normal" style:font-weight-asian="normal" style:font-size-complex="12pt" style:font-weight-complex="normal" style:text-emphasize="none"/>
    </style:style>
    <style:style style:name="P20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0.5pt" style:font-style-asian="normal" style:font-weight-asian="normal" style:font-size-complex="12pt" style:text-emphasize="none"/>
    </style:style>
    <style:style style:name="P21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3684a" officeooo:paragraph-rsid="0013684a" style:letter-kerning="true" style:font-size-asian="10.5pt" style:font-style-asian="normal" style:font-weight-asian="normal" style:font-size-complex="12pt" style:text-emphasize="none"/>
    </style:style>
    <style:style style:name="P22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41b06" officeooo:paragraph-rsid="00141b06" style:letter-kerning="true" style:font-size-asian="10.5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24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25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26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2.25pt" style:font-style-asian="normal" style:font-weight-asian="normal" style:font-size-complex="14pt" style:text-emphasize="none"/>
    </style:style>
    <style:style style:name="P27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0.5pt" style:font-style-asian="normal" style:font-weight-asian="normal" style:font-size-complex="12pt" style:text-emphasize="none"/>
    </style:style>
    <style:style style:name="P28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172b3" officeooo:paragraph-rsid="001172b3" style:letter-kerning="true" style:font-size-asian="10.5pt" style:font-style-asian="normal" style:font-weight-asian="normal" style:font-size-complex="12pt" style:text-emphasize="none"/>
    </style:style>
    <style:style style:name="P29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24a3f" officeooo:paragraph-rsid="00124a3f" style:letter-kerning="true" style:font-size-asian="10.5pt" style:font-style-asian="normal" style:font-weight-asian="normal" style:font-size-complex="12pt" style:text-emphasize="none"/>
    </style:style>
    <style:style style:name="P30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31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32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46be7" style:letter-kerning="true" style:font-size-asian="14pt" style:font-style-asian="normal" style:font-weight-asian="normal" style:font-size-complex="14pt" style:text-emphasize="none"/>
    </style:style>
    <style:style style:name="P33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2.25pt" style:font-style-asian="normal" style:font-weight-asian="normal" style:font-size-complex="14pt" style:text-emphasize="none"/>
    </style:style>
    <style:style style:name="P34" style:family="paragraph" style:parent-style-name="Title_20_and_20_Content_7e_LT_7e_Gliederung_20_1">
      <style:paragraph-properties fo:margin-top="0cm" fo:margin-bottom="0cm" loext:contextual-spacing="false" fo:line-height="90%"/>
      <style:text-properties fo:font-size="14pt" style:font-size-asian="12.25pt" style:font-size-complex="14pt"/>
    </style:style>
    <style:style style:name="P35" style:family="paragraph" style:parent-style-name="Standard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3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3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3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204eff"/>
    </style:style>
    <style:style style:name="P4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41" style:family="paragraph" style:parent-style-name="Preformatted_20_Text">
      <style:paragraph-properties fo:margin-top="0cm" fo:margin-bottom="0cm" loext:contextual-spacing="false" fo:line-height="90%"/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42" style:family="paragraph" style:parent-style-name="Preformatted_20_Text">
      <style:paragraph-properties fo:margin-top="0cm" fo:margin-bottom="0cm" loext:contextual-spacing="false" fo:line-height="90%"/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paragraph-rsid="00046be7" style:letter-kerning="true" style:font-size-asian="14pt" style:font-style-asian="normal" style:font-weight-asian="normal" style:font-size-complex="14pt" style:text-emphasize="none"/>
    </style:style>
    <style:style style:name="P43" style:family="paragraph" style:parent-style-name="Preformatted_20_Text">
      <style:paragraph-properties fo:margin-top="0cm" fo:margin-bottom="0cm" loext:contextual-spacing="false" fo:line-height="90%"/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44" style:family="paragraph" style:parent-style-name="Preformatted_20_Text">
      <style:paragraph-properties fo:margin-top="0cm" fo:margin-bottom="0cm" loext:contextual-spacing="false" fo:line-height="90%"/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8850" style:letter-kerning="true" style:font-size-asian="12pt" style:font-style-asian="normal" style:font-weight-asian="normal" style:font-size-complex="12pt" style:font-weight-complex="normal" style:text-emphasize="none"/>
    </style:style>
    <style:style style:name="P45" style:family="paragraph" style:parent-style-name="Preformatted_20_Text">
      <style:paragraph-properties fo:margin-top="0cm" fo:margin-bottom="0cm" loext:contextual-spacing="false" fo:line-height="90%"/>
      <style:text-properties fo:font-variant="normal" fo:text-transform="none"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8850" style:letter-kerning="true" style:text-blinking="false" fo:background-color="transparent" style:font-size-asian="12pt" style:font-style-asian="normal" style:font-weight-asian="normal" style:font-size-complex="12pt" style:font-weight-complex="normal" style:text-emphasize="none"/>
    </style:style>
    <style:style style:name="P46" style:family="paragraph" style:parent-style-name="Preformatted_20_Text">
      <style:paragraph-properties fo:margin-top="0cm" fo:margin-bottom="0cm" loext:contextual-spacing="false" fo:line-height="90%"/>
      <style:text-properties fo:color="#808080" style:font-name="DejaVu Sans Mono" fo:font-size="9pt" style:font-size-asian="12.25pt" style:font-size-complex="14pt"/>
    </style:style>
    <style:style style:name="P47" style:family="paragraph" style:parent-style-name="Preformatted_20_Text">
      <style:paragraph-properties fo:margin-top="0.265cm" fo:margin-bottom="0cm" loext:contextual-spacing="false" fo:line-height="90%"/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8850" officeooo:paragraph-rsid="00089ead" style:letter-kerning="true" style:font-size-asian="12pt" style:font-style-asian="normal" style:font-weight-asian="normal" style:font-size-complex="12pt" style:font-weight-complex="bold" style:text-emphasize="none"/>
    </style:style>
    <style:style style:name="P48" style:family="paragraph" style:parent-style-name="Preformatted_20_Text">
      <style:paragraph-properties fo:margin-top="0.265cm" fo:margin-bottom="0cm" loext:contextual-spacing="false" fo:line-height="90%"/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49" style:family="paragraph" style:parent-style-name="Preformatted_20_Text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paragraph-rsid="00089ead" style:letter-kerning="true" style:font-size-asian="12.25pt" style:font-style-asian="normal" style:font-weight-asian="normal" style:font-size-complex="14pt" style:text-emphasize="none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1172b3" style:letter-kerning="true" style:font-size-asian="10.5pt" style:font-style-asian="normal" style:font-weight-asian="normal" style:font-size-complex="12pt" style:text-emphasize="none"/>
    </style:style>
    <style:style style:name="P51" style:family="paragraph" style:parent-style-name="Preformatted_20_Text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style:letter-kerning="true" style:font-size-asian="10.5pt" style:font-style-asian="normal" style:font-weight-asian="normal" style:font-size-complex="12pt" style:text-emphasize="none"/>
    </style:style>
    <style:style style:name="P52" style:family="paragraph" style:parent-style-name="Preformatted_20_Text">
      <style:paragraph-properties fo:margin-left="0cm" fo:margin-right="0cm" fo:margin-top="0.265cm" fo:margin-bottom="0cm" loext:contextual-spacing="false" fo:line-height="90%" fo:text-indent="0cm" style:auto-text-indent="false"/>
      <style:text-properties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rsid="00146a19" officeooo:paragraph-rsid="00146a19" style:letter-kerning="true" style:font-size-asian="12pt" style:font-style-asian="normal" style:font-weight-asian="normal" style:font-size-complex="12pt" style:font-weight-complex="normal" style:text-emphasize="none"/>
    </style:style>
    <style:style style:name="P53" style:family="paragraph" style:parent-style-name="Preformatted_20_Text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a9b7c6" style:text-outline="false" style:text-line-through-style="none" style:text-line-through-type="none" style:font-name="DejaVu Sans Mono" fo:font-size="9pt" fo:letter-spacing="normal" fo:font-style="normal" fo:text-shadow="none" style:text-underline-style="none" fo:font-weight="normal" officeooo:paragraph-rsid="0013684a" style:letter-kerning="true" style:font-size-asian="10.5pt" style:font-style-asian="normal" style:font-weight-asian="normal" style:font-size-complex="12pt" style:text-emphasize="none"/>
    </style:style>
    <style:style style:name="P54" style:family="paragraph" style:parent-style-name="Standard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55" style:family="paragraph" style:parent-style-name="Standard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46a19" officeooo:paragraph-rsid="00146a19" style:letter-kerning="true" style:font-size-asian="12pt" style:font-style-asian="normal" style:font-weight-asian="normal" style:font-size-complex="12pt" style:font-weight-complex="normal" style:text-emphasize="none"/>
    </style:style>
    <style:style style:name="P56" style:family="paragraph" style:parent-style-name="Standard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57" style:family="paragraph" style:parent-style-name="Standard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style:letter-kerning="true" style:font-size-asian="12pt" style:font-style-asian="normal" style:font-weight-asian="normal" style:font-size-complex="12pt" style:font-weight-complex="normal" style:text-emphasize="none"/>
    </style:style>
    <style:style style:name="P58" style:family="paragraph" style:parent-style-name="Text_20_body">
      <style:paragraph-properties fo:margin-top="0cm" fo:margin-bottom="0cm" loext:contextual-spacing="false" fo:line-height="90%"/>
      <style:text-properties fo:font-variant="normal" fo:text-transform="none" fo:color="#000000" style:text-outline="false" style:text-line-through-style="none" style:text-line-through-type="none" style:font-name="Arial1" fo:font-size="18pt" fo:letter-spacing="normal" fo:font-style="normal" fo:text-shadow="none" style:text-underline-style="none" fo:font-weight="normal" officeooo:rsid="00028850" style:letter-kerning="true" style:text-blinking="false" fo:background-color="transparent" style:font-size-asian="12pt" style:font-style-asian="normal" style:font-weight-asian="normal" style:font-size-complex="12pt" style:font-weight-complex="normal" style:text-emphasize="none"/>
    </style:style>
    <style:style style:name="P5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8pt" fo:font-style="normal" style:text-underline-style="none" fo:font-weight="normal" style:text-blinking="false" fo:background-color="transparent"/>
    </style:style>
    <style:style style:name="P60" style:family="paragraph" style:parent-style-name="Title_20_and_20_Content_7e_LT_7e_Gliederung_20_1" style:list-style-name="L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28850" style:letter-kerning="true" style:font-size-asian="18pt" style:font-style-asian="normal" style:font-weight-asian="normal" style:text-emphasize="none"/>
    </style:style>
    <style:style style:name="P61" style:family="paragraph" style:parent-style-name="Title_20_and_20_Content_7e_LT_7e_Gliederung_20_1" style:list-style-name="L2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62" style:family="paragraph" style:parent-style-name="Title_20_and_20_Content_7e_LT_7e_Gliederung_20_1" style:list-style-name="L2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63" style:family="paragraph" style:parent-style-name="Title_20_and_20_Content_7e_LT_7e_Gliederung_20_1" style:list-style-name="L2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89ead" style:letter-kerning="true" style:font-size-asian="18pt" style:font-style-asian="normal" style:font-weight-asian="normal" style:text-emphasize="none"/>
    </style:style>
    <style:style style:name="P64" style:family="paragraph" style:parent-style-name="Title_20_and_20_Content_7e_LT_7e_Gliederung_20_1" style:list-style-name="L2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65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89ead" style:letter-kerning="true" style:font-size-asian="18pt" style:font-style-asian="normal" style:font-weight-asian="normal" style:font-size-complex="24pt" style:font-weight-complex="bold" style:text-emphasize="none"/>
    </style:style>
    <style:style style:name="P66" style:family="paragraph" style:parent-style-name="Title_20_and_20_Content_7e_LT_7e_Gliederung_20_1" style:list-style-name="L4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officeooo:paragraph-rsid="000732ee" style:letter-kerning="true" style:font-size-asian="18pt" style:font-style-asian="normal" style:font-weight-asian="normal" style:font-size-complex="12pt" style:font-weight-complex="normal" style:text-emphasize="none"/>
    </style:style>
    <style:style style:name="P67" style:family="paragraph" style:parent-style-name="Title_20_and_20_Content_7e_LT_7e_Gliederung_20_1" style:list-style-name="L3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P68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28850" style:letter-kerning="true" style:font-size-asian="14pt" style:font-style-asian="normal" style:font-weight-asian="normal" style:font-size-complex="14pt" style:text-emphasize="none"/>
    </style:style>
    <style:style style:name="P69" style:family="paragraph" style:parent-style-name="Title_20_and_20_Content_7e_LT_7e_Gliederung_20_1">
      <style:paragraph-properties fo:margin-top="0.265cm" fo:margin-bottom="0cm" loext:contextual-spacing="false" fo:line-height="90%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89ead" style:letter-kerning="true" style:font-size-asian="12.25pt" style:font-style-asian="normal" style:font-weight-asian="normal" style:font-size-complex="14pt" style:text-emphasize="none"/>
    </style:style>
    <style:style style:name="P70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89ead" style:letter-kerning="true" style:font-size-asian="12pt" style:font-style-asian="normal" style:font-weight-asian="normal" style:font-size-complex="12pt" style:font-weight-complex="bold" style:text-emphasize="none"/>
    </style:style>
    <style:style style:name="P71" style:family="paragraph" style:parent-style-name="Title_20_and_20_Content_7e_LT_7e_Gliederung_20_1">
      <style:paragraph-properties fo:margin-top="0.265cm" fo:margin-bottom="0cm" loext:contextual-spacing="false" fo:line-height="90%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028850" officeooo:paragraph-rsid="000732ee" style:letter-kerning="true" style:font-size-asian="12pt" style:font-style-asian="normal" style:font-weight-asian="normal" style:font-size-complex="12pt" style:font-weight-complex="normal" style:text-emphasize="none"/>
    </style:style>
    <style:style style:name="P72" style:family="paragraph" style:parent-style-name="Title_20_and_20_Content_7e_LT_7e_Gliederung_20_1">
      <style:paragraph-properties fo:margin-top="0.265cm" fo:margin-bottom="0cm" loext:contextual-spacing="false" fo:line-height="90%"/>
      <style:text-properties officeooo:paragraph-rsid="00028850"/>
    </style:style>
    <style:style style:name="P73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74" style:family="paragraph" style:parent-style-name="Title_20_and_20_Content_7e_LT_7e_Gliederung_20_1" style:list-style-name="L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75" style:family="paragraph" style:parent-style-name="Title_20_and_20_Content_7e_LT_7e_Gliederung_20_1" style:list-style-name="L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paragraph-rsid="00046be7" style:letter-kerning="true" style:font-size-asian="18pt" style:font-style-asian="normal" style:font-weight-asian="normal" style:text-emphasize="none"/>
    </style:style>
    <style:style style:name="P76" style:family="paragraph" style:parent-style-name="Title_20_and_20_Content_7e_LT_7e_Gliederung_20_1" style:list-style-name="L4">
      <style:paragraph-properties fo:margin-top="0cm" fo:margin-bottom="0cm" loext:contextual-spacing="false" fo:line-height="90%">
        <style:tab-stops>
          <style:tab-stop style:position="7.541cm"/>
        </style:tab-stops>
      </style:paragraph-properties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77" style:family="paragraph" style:parent-style-name="Title_20_and_20_Content_7e_LT_7e_Gliederung_20_1" style:list-style-name="L4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78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79" style:family="paragraph" style:parent-style-name="Title_20_and_20_Content_7e_LT_7e_Gliederung_20_1">
      <style:paragraph-properties fo:margin-top="0cm" fo:margin-bottom="0cm" loext:contextual-spacing="false" fo:line-height="90%"/>
      <style:text-properties fo:color="#000000" style:text-outline="false" style:text-line-through-style="none" style:text-line-through-type="none" style:font-name="Arial" fo:font-size="14pt" fo:letter-spacing="normal" fo:font-style="normal" fo:text-shadow="none" style:text-underline-style="none" fo:font-weight="normal" officeooo:paragraph-rsid="00046be7" style:letter-kerning="true" style:font-size-asian="14pt" style:font-style-asian="normal" style:font-weight-asian="normal" style:font-size-complex="14pt" style:text-emphasize="none"/>
    </style:style>
    <style:style style:name="P80" style:family="paragraph" style:parent-style-name="Title_20_and_20_Content_7e_LT_7e_Gliederung_20_1">
      <style:paragraph-properties fo:margin-top="0cm" fo:margin-bottom="0cm" loext:contextual-spacing="false" fo:line-height="90%"/>
      <style:text-properties fo:font-size="14pt" style:font-size-asian="12.25pt" style:font-size-complex="14pt"/>
    </style:style>
    <style:style style:name="P81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089ead" style:letter-kerning="true" style:font-size-asian="24pt" style:font-style-asian="normal" style:font-weight-asian="bold" style:font-size-complex="24pt" style:font-weight-complex="bold" style:text-emphasize="none"/>
    </style:style>
    <style:style style:name="P82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/>
      <style:text-properties fo:color="#000000" style:text-outline="false" style:text-line-through-style="none" style:text-line-through-type="none" style:font-name="Arial" fo:font-size="24pt" fo:letter-spacing="normal" fo:font-style="normal" fo:text-shadow="none" style:text-underline-style="solid" style:text-underline-width="auto" style:text-underline-color="font-color" fo:font-weight="bold" officeooo:rsid="00028850" officeooo:paragraph-rsid="0020583e" style:letter-kerning="true" style:font-size-asian="24pt" style:font-style-asian="normal" style:font-weight-asian="bold" style:font-size-complex="24pt" style:font-weight-complex="bold" style:text-emphasize="none"/>
    </style:style>
    <style:style style:name="P83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style:letter-kerning="true" style:font-size-asian="10.5pt" style:font-style-asian="normal" style:font-weight-asian="normal" style:font-size-complex="12pt" style:text-emphasize="none"/>
    </style:style>
    <style:style style:name="P84" style:family="paragraph" style:parent-style-name="Title_20_and_20_Content_7e_LT_7e_Gliederung_20_1">
      <style:paragraph-properties fo:margin-left="0cm" fo:margin-right="0cm" fo:margin-top="0.265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outline="false" style:text-line-through-style="none" style:text-line-through-type="none" style:font-name="SFMono-Regular" fo:font-size="9pt" fo:letter-spacing="normal" fo:font-style="normal" fo:text-shadow="none" style:text-underline-style="none" fo:font-weight="normal" officeooo:paragraph-rsid="0013684a" style:letter-kerning="true" style:font-size-asian="10.5pt" style:font-style-asian="normal" style:font-weight-asian="normal" style:font-size-complex="12pt" style:text-emphasize="none"/>
    </style:style>
    <style:style style:name="P85" style:family="paragraph" style:parent-style-name="Title_20_and_20_Content_7e_LT_7e_Gliederung_20_1">
      <style:paragraph-properties fo:margin-left="0cm" fo:margin-right="0cm" fo:margin-top="0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172b3" style:letter-kerning="true" style:font-size-asian="10.5pt" style:font-style-asian="normal" style:font-weight-asian="normal" style:font-size-complex="12pt" style:text-emphasize="none"/>
    </style:style>
    <style:style style:name="T1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style:letter-kerning="true" style:font-size-asian="18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028850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146a19" style:letter-kerning="true" style:font-size-asian="12pt" style:font-style-asian="normal" style:font-weight-asian="normal" style:font-size-complex="12pt" style:font-weight-complex="normal" style:text-emphasize="none"/>
    </style:style>
    <style:style style:name="T6" style:family="text">
      <style:text-properties officeooo:rsid="000732ee"/>
    </style:style>
    <style:style style:name="T7" style:family="text">
      <style:text-properties fo:font-size="18pt" style:font-size-asian="18pt"/>
    </style:style>
    <style:style style:name="T8" style:family="text">
      <style:text-properties fo:font-size="18pt" officeooo:rsid="000a0bdb" style:font-size-asian="18pt"/>
    </style:style>
    <style:style style:name="T9" style:family="text">
      <style:text-properties fo:font-size="18pt" officeooo:rsid="000c0abf" style:font-size-asian="18pt"/>
    </style:style>
    <style:style style:name="T10" style:family="text">
      <style:text-properties officeooo:rsid="000a9acf"/>
    </style:style>
    <style:style style:name="T11" style:family="text">
      <style:text-properties officeooo:rsid="000c0abf"/>
    </style:style>
    <style:style style:name="T12" style:family="text">
      <style:text-properties officeooo:rsid="000dbbb0"/>
    </style:style>
    <style:style style:name="T13" style:family="text">
      <style:text-properties officeooo:rsid="000f9a62"/>
    </style:style>
    <style:style style:name="T14" style:family="text">
      <style:text-properties officeooo:rsid="00124a3f"/>
    </style:style>
    <style:style style:name="T15" style:family="text">
      <style:text-properties officeooo:rsid="00141b06"/>
    </style:style>
    <style:style style:name="T16" style:family="text">
      <style:text-properties fo:color="#cc7832"/>
    </style:style>
    <style:style style:name="T17" style:family="text">
      <style:text-properties fo:color="#cc7832" style:text-outline="false" style:text-line-through-style="none" style:text-line-through-type="none" style:font-name="Arial" fo:font-size="18pt" fo:letter-spacing="normal" fo:font-style="normal" fo:text-shadow="none" style:text-underline-style="none" fo:font-weight="normal" officeooo:rsid="00028850" style:letter-kerning="true" style:font-size-asian="18pt" style:font-style-asian="normal" style:font-weight-asian="normal" style:text-emphasize="none"/>
    </style:style>
    <style:style style:name="T18" style:family="text">
      <style:text-properties fo:color="#cc7832" style:font-name="DejaVu Sans Mono" fo:font-size="9pt"/>
    </style:style>
    <style:style style:name="T19" style:family="text">
      <style:text-properties fo:font-style="italic"/>
    </style:style>
    <style:style style:name="T20" style:family="text">
      <style:text-properties fo:color="#9876aa"/>
    </style:style>
    <style:style style:name="T21" style:family="text">
      <style:text-properties fo:color="#9876aa" fo:font-style="italic"/>
    </style:style>
    <style:style style:name="T22" style:family="text">
      <style:text-properties fo:color="#9876aa" style:font-name="DejaVu Sans Mono" fo:font-size="9pt"/>
    </style:style>
    <style:style style:name="T23" style:family="text">
      <style:text-properties fo:color="#9876aa" style:font-name="DejaVu Sans Mono" fo:font-size="9pt" fo:font-style="italic"/>
    </style:style>
    <style:style style:name="T24" style:family="text">
      <style:text-properties fo:color="#6a8759"/>
    </style:style>
    <style:style style:name="T25" style:family="text">
      <style:text-properties fo:color="#6a8759" style:font-name="DejaVu Sans Mono" fo:font-size="9pt"/>
    </style:style>
    <style:style style:name="T26" style:family="text">
      <style:text-properties fo:color="#ffc66d"/>
    </style:style>
    <style:style style:name="T27" style:family="text">
      <style:text-properties fo:color="#ffc66d" fo:font-style="italic"/>
    </style:style>
    <style:style style:name="T28" style:family="text">
      <style:text-properties fo:color="#ffc66d" style:font-name="DejaVu Sans Mono" fo:font-size="9pt"/>
    </style:style>
    <style:style style:name="T29" style:family="text">
      <style:text-properties fo:color="#ffc66d" style:font-name="DejaVu Sans Mono" fo:font-size="9pt" fo:font-style="italic"/>
    </style:style>
    <style:style style:name="T30" style:family="text">
      <style:text-properties style:font-name="DejaVu Sans Mono" fo:font-size="9pt"/>
    </style:style>
    <style:style style:name="T31" style:family="text">
      <style:text-properties style:font-name="DejaVu Sans Mono" fo:font-size="9pt" fo:font-style="italic"/>
    </style:style>
    <style:style style:name="T32" style:family="text">
      <style:text-properties style:font-name="DejaVu Sans Mono" fo:font-size="9pt" fo:font-weight="bold"/>
    </style:style>
    <style:style style:name="T33" style:family="text">
      <style:text-properties fo:color="#6897bb"/>
    </style:style>
    <style:style style:name="T34" style:family="text">
      <style:text-properties fo:color="#6897bb" style:font-name="DejaVu Sans Mono" fo:font-size="9pt"/>
    </style:style>
    <style:style style:name="T35" style:family="text">
      <style:text-properties fo:color="#808080"/>
    </style:style>
    <style:style style:name="T36" style:family="text">
      <style:text-properties fo:color="#808080" style:font-name="DejaVu Sans Mono" fo:font-size="9pt"/>
    </style:style>
    <style:style style:name="T37" style:family="text">
      <style:text-properties fo:color="#72737a"/>
    </style:style>
    <style:style style:name="T38" style:family="text">
      <style:text-properties fo:color="#72737a" style:font-name="DejaVu Sans Mono" fo:font-size="9pt"/>
    </style:style>
    <style:style style:name="T39" style:family="text">
      <style:text-properties officeooo:rsid="002058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5">EXERCISE-1</text:p>
      <text:list xml:id="list627561635" text:style-name="L1">
        <text:list-item>
          <text:p text:style-name="P60">Write a program to replace a substring inside a string with another string.</text:p>
        </text:list-item>
      </text:list>
      <text:p text:style-name="P72"><text:span text:style-name="T1"><text:tab/><text:tab/></text:span><text:span text:style-name="T17">package </text:span><text:span text:style-name="T2">Kotlin</text:span></text:p>
      <text:p text:style-name="P36"><text:span text:style-name="T16">var </text:span><text:span text:style-name="T21">str </text:span>= <text:span text:style-name="T24">"Kotlin is a Tough language "</text:span></text:p>
      <text:p text:style-name="P36"><text:span text:style-name="T16">val </text:span><text:span text:style-name="T21">oldValue </text:span>= <text:span text:style-name="T24">"Tough"</text:span></text:p>
      <text:p text:style-name="P36"><text:span text:style-name="T16">val </text:span><text:span text:style-name="T21">newValue </text:span>= <text:span text:style-name="T24">"Easy"</text:span></text:p>
      <text:p text:style-name="P36"><text:span text:style-name="T16">val </text:span><text:span text:style-name="T21">output </text:span>= <text:span text:style-name="T21">str</text:span>.<text:span text:style-name="T27">replace</text:span>(<text:span text:style-name="T21">oldValue</text:span><text:span text:style-name="T16">, </text:span><text:span text:style-name="T21">newValue</text:span>)</text:p>
      <text:p text:style-name="P36"><text:span text:style-name="T16">fun </text:span><text:span text:style-name="T26">main</text:span>(){</text:p>
      <text:p text:style-name="P37"><text:s text:c="4"/><text:span text:style-name="T31">println</text:span><text:span text:style-name="T30">(</text:span><text:span text:style-name="T23">str</text:span><text:span text:style-name="T30">+</text:span><text:span text:style-name="T25">" "</text:span><text:span text:style-name="T30">)</text:span></text:p>
      <text:p text:style-name="P37"><text:s text:c="4"/><text:span text:style-name="T31">println</text:span><text:span text:style-name="T30">(</text:span><text:span text:style-name="T25">"Old Value </text:span><text:span text:style-name="T18">$</text:span><text:span text:style-name="T23">oldValue </text:span><text:span text:style-name="T25">"</text:span><text:span text:style-name="T30">)</text:span></text:p>
      <text:p text:style-name="P37"><text:s text:c="4"/><text:span text:style-name="T31">println</text:span><text:span text:style-name="T30">(</text:span><text:span text:style-name="T25">"New Value </text:span><text:span text:style-name="T18">$</text:span><text:span text:style-name="T23">newValue </text:span><text:span text:style-name="T25">"</text:span><text:span text:style-name="T30">)</text:span></text:p>
      <text:p text:style-name="P37"><text:s text:c="4"/><text:span text:style-name="T31">println</text:span><text:span text:style-name="T30">(</text:span><text:span text:style-name="T25">"Replaced string is..."</text:span><text:span text:style-name="T30">)</text:span></text:p>
      <text:p text:style-name="P37"><text:s text:c="4"/><text:span text:style-name="T31">println</text:span><text:span text:style-name="T30">(</text:span><text:span text:style-name="T23">output</text:span><text:span text:style-name="T30">)</text:span></text:p>
      <text:p text:style-name="P38">}</text:p>
      <text:p text:style-name="P2">Kotlin is a Tough language <text:s/></text:p>
      <text:p text:style-name="P2">Old Value Tough </text:p>
      <text:p text:style-name="P2">New Value Easy </text:p>
      <text:p text:style-name="P2">Replaced string is...</text:p>
      <text:p text:style-name="P2">Kotlin is a Easy language </text:p>
      <text:p text:style-name="P2"/>
      <text:p text:style-name="P2"/>
      <text:list xml:id="list155929028696752" text:continue-numbering="true" text:style-name="L1">
        <text:list-item>
          <text:p text:style-name="P75">Write a program to find the number of occurrences of the duplicate words in a string and print them.</text:p>
          <text:p text:style-name="P75"><text:bookmark-start text:name="__DdeLink__1004_1077865438"/></text:p>
        </text:list-item>
      </text:list>
      <text:p text:style-name="P42"><text:bookmark-end text:name="__DdeLink__1004_1077865438"/><text:span text:style-name="T16">fun </text:span><text:span text:style-name="T26">main</text:span>() {</text:p>
      <text:p text:style-name="P37"><text:s text:c="4"/><text:span text:style-name="T18">val </text:span><text:span text:style-name="T30">test = </text:span><text:span text:style-name="T25">"This is test to test the duplicate words in test test is this and this is test"</text:span></text:p>
      <text:p text:style-name="P37"><text:span text:style-name="T24"><text:s text:c="4"/></text:span><text:span text:style-name="T31">CountFreq</text:span><text:span text:style-name="T30">(test)</text:span></text:p>
      <text:p text:style-name="P36">}</text:p>
      <text:p text:style-name="P36"><text:span text:style-name="T16">fun </text:span><text:span text:style-name="T26">CountFreq</text:span>(count:String) {</text:p>
      <text:p text:style-name="P37"><text:s text:c="4"/><text:span text:style-name="T18">val </text:span><text:span text:style-name="T30">wordcount = HashMap&lt;String</text:span><text:span text:style-name="T18">, </text:span><text:span text:style-name="T30">Int&gt;()</text:span></text:p>
      <text:p text:style-name="P37"><text:s text:c="4"/><text:span text:style-name="T18">val </text:span><text:span text:style-name="T30">words = count.</text:span><text:span text:style-name="T29">split</text:span><text:span text:style-name="T30">((</text:span><text:span text:style-name="T25">" "</text:span><text:span text:style-name="T30">)).</text:span><text:span text:style-name="T29">toTypedArray</text:span><text:span text:style-name="T30">()</text:span></text:p>
      <text:p text:style-name="P37"><text:s text:c="4"/><text:span text:style-name="T18">for </text:span><text:span text:style-name="T30">(w </text:span><text:span text:style-name="T18">in </text:span><text:span text:style-name="T30">words)</text:span></text:p>
      <text:p text:style-name="P37"><text:s text:c="4"/><text:span text:style-name="T30">{</text:span></text:p>
      <text:p text:style-name="P37"><text:s text:c="8"/><text:span text:style-name="T18">val </text:span><text:span text:style-name="T30">temp = w.</text:span><text:span text:style-name="T29">toLowerCase</text:span><text:span text:style-name="T30">()</text:span></text:p>
      <text:p text:style-name="P37"><text:s text:c="8"/><text:span text:style-name="T18">if </text:span><text:span text:style-name="T30">(wordcount.containsKey(temp))</text:span></text:p>
      <text:p text:style-name="P37"><text:s text:c="8"/><text:span text:style-name="T30">{</text:span></text:p>
      <text:p text:style-name="P37"><text:s text:c="12"/><text:span text:style-name="T30">wordcount?.get(temp)?.plus(</text:span><text:span text:style-name="T34">1</text:span><text:span text:style-name="T30">)?.</text:span><text:span text:style-name="T29">let </text:span><text:span text:style-name="T32">{ </text:span><text:span text:style-name="T30">wordcount.put(temp</text:span><text:span text:style-name="T18">, </text:span><text:span text:style-name="T32">it</text:span><text:span text:style-name="T30">) </text:span><text:span text:style-name="T32">}</text:span></text:p>
      <text:p text:style-name="P37"><text:s text:c="8"/><text:span text:style-name="T30">}</text:span></text:p>
      <text:p text:style-name="P37"><text:s text:c="8"/><text:span text:style-name="T18">else</text:span></text:p>
      <text:p text:style-name="P37"><text:span text:style-name="T16"><text:s text:c="12"/></text:span><text:span text:style-name="T30">wordcount.put(temp</text:span><text:span text:style-name="T18">, </text:span><text:span text:style-name="T34">1</text:span><text:span text:style-name="T30">)</text:span></text:p>
      <text:p text:style-name="P37"><text:s text:c="4"/><text:span text:style-name="T30">}</text:span></text:p>
      <text:p text:style-name="P37"><text:s text:c="4"/><text:span text:style-name="T31">println</text:span><text:span text:style-name="T30">(</text:span><text:span text:style-name="T25">"Word" </text:span><text:span text:style-name="T30">+ </text:span><text:span text:style-name="T25">"</text:span><text:span text:style-name="T18">\t\t\t</text:span><text:span text:style-name="T25">" </text:span><text:span text:style-name="T30">+ </text:span><text:span text:style-name="T25">"Count"</text:span><text:span text:style-name="T30">)</text:span></text:p>
      <text:p text:style-name="P37"><text:s text:c="4"/><text:span text:style-name="T31">println</text:span><text:span text:style-name="T30">(</text:span><text:span text:style-name="T25">"----" </text:span><text:span text:style-name="T30">+ </text:span><text:span text:style-name="T25">"</text:span><text:span text:style-name="T18">\t\t\t</text:span><text:span text:style-name="T25">" </text:span><text:span text:style-name="T30">+ </text:span><text:span text:style-name="T25">"-----"</text:span><text:span text:style-name="T30">)</text:span></text:p>
      <text:p text:style-name="P37"><text:s text:c="4"/><text:span text:style-name="T18">for </text:span><text:span text:style-name="T30">(entry </text:span><text:span text:style-name="T18">in </text:span><text:span text:style-name="T30">wordcount.</text:span><text:span text:style-name="T22">entries</text:span><text:span text:style-name="T30">)</text:span></text:p>
      <text:p text:style-name="P37"><text:s text:c="4"/><text:span text:style-name="T30">{</text:span></text:p>
      <text:p text:style-name="P37"><text:soft-page-break/><text:s text:c="8"/><text:span text:style-name="T31">println</text:span><text:span text:style-name="T30">(entry.</text:span><text:span text:style-name="T22">key </text:span><text:span text:style-name="T30">+ </text:span><text:span text:style-name="T25">" </text:span><text:span text:style-name="T18">\t\t\t\t</text:span><text:span text:style-name="T25">" </text:span><text:span text:style-name="T30">+ entry.</text:span><text:span text:style-name="T22">value</text:span><text:span text:style-name="T30">)</text:span></text:p>
      <text:p text:style-name="P37"><text:s text:c="4"/><text:span text:style-name="T30">}</text:span></text:p>
      <text:p text:style-name="P38">}</text:p>
      <text:p text:style-name="P32"/>
      <text:p text:style-name="P32"/>
      <text:p text:style-name="P32">Word<text:tab/><text:tab/><text:tab/>Count</text:p>
      <text:p text:style-name="P32">----<text:tab/><text:tab/><text:tab/>-----</text:p>
      <text:p text:style-name="P32">the <text:tab/><text:tab/><text:tab/><text:tab/>1</text:p>
      <text:p text:style-name="P32">test <text:tab/><text:tab/><text:tab/><text:tab/>5</text:p>
      <text:p text:style-name="P32">in <text:tab/><text:tab/><text:tab/><text:tab/>1</text:p>
      <text:p text:style-name="P32">and <text:tab/><text:tab/><text:tab/><text:tab/>1</text:p>
      <text:p text:style-name="P32">this <text:tab/><text:tab/><text:tab/><text:tab/>3</text:p>
      <text:p text:style-name="P32">words <text:tab/><text:tab/><text:tab/><text:tab/>1</text:p>
      <text:p text:style-name="P32">is <text:tab/><text:tab/><text:tab/><text:tab/>3</text:p>
      <text:p text:style-name="P32">to <text:tab/><text:tab/><text:tab/><text:tab/>1</text:p>
      <text:p text:style-name="P32">duplicate <text:tab/><text:tab/><text:tab/><text:tab/>1</text:p>
      <text:p text:style-name="P32"/>
      <text:list xml:id="list155929287850230" text:continue-numbering="true" text:style-name="L1">
        <text:list-item>
          <text:p text:style-name="P74">Write a program to find the number of occurrences of a character in a string without using loop.</text:p>
        </text:list-item>
      </text:list>
      <text:p text:style-name="P41"><text:span text:style-name="T16">fun </text:span><text:span text:style-name="T26">main</text:span>() {</text:p>
      <text:p text:style-name="P37"><text:s text:c="4"/><text:span text:style-name="T18">val </text:span><text:span text:style-name="T30">S = </text:span><text:span text:style-name="T25">"This is a test string with aaaa and bbbb"</text:span></text:p>
      <text:p text:style-name="P37"><text:span text:style-name="T24"><text:s text:c="4"/></text:span><text:span text:style-name="T18">val </text:span><text:span text:style-name="T30">l = S.</text:span><text:span text:style-name="T22">length</text:span></text:p>
      <text:p text:style-name="P37"><text:span text:style-name="T20"><text:s text:c="4"/></text:span><text:span text:style-name="T18">val </text:span><text:span text:style-name="T30">ln = S.</text:span><text:span text:style-name="T29">replace</text:span><text:span text:style-name="T30">(</text:span><text:span text:style-name="T25">"a"</text:span><text:span text:style-name="T18">, </text:span><text:span text:style-name="T25">""</text:span><text:span text:style-name="T30">).</text:span><text:span text:style-name="T22">length</text:span></text:p>
      <text:p text:style-name="P37"><text:span text:style-name="T20"><text:s text:c="4"/></text:span><text:span text:style-name="T31">println</text:span><text:span text:style-name="T30">(</text:span><text:span text:style-name="T25">"No. of occurrences of a = " </text:span><text:span text:style-name="T30">+ (l - ln))</text:span></text:p>
      <text:p text:style-name="P38">}</text:p>
      <text:p text:style-name="P31">No. of occurrences of a = 6</text:p>
      <text:list xml:id="list155929158903324" text:continue-numbering="true" text:style-name="L1">
        <text:list-item>
          <text:p text:style-name="P74">Calculate the number &amp; Percentage Of Lowercase Letters,Uppercase Letters, Digits And Other Special Characters In A String.</text:p>
        </text:list-item>
      </text:list>
      <text:p text:style-name="P43"><text:bookmark-start text:name="__DdeLink__1008_1077865438"/><text:bookmark-end text:name="__DdeLink__1008_1077865438"/><text:span text:style-name="T16">import </text:span>java.util.*</text:p>
      <text:p text:style-name="P36"><text:span text:style-name="T16">fun </text:span><text:span text:style-name="T26">main</text:span>() {</text:p>
      <text:p text:style-name="P37"><text:s text:c="8"/><text:span text:style-name="T18">val </text:span><text:span text:style-name="T30">sc = Scanner(System.</text:span><text:span text:style-name="T23">`in`</text:span><text:span text:style-name="T30">)</text:span></text:p>
      <text:p text:style-name="P37"><text:s text:c="8"/><text:span text:style-name="T18">val </text:span><text:span text:style-name="T30">s = sc.nextLine()</text:span></text:p>
      <text:p text:style-name="P37"><text:s text:c="8"/><text:span text:style-name="T18">var </text:span><text:span text:style-name="T30">count = s.</text:span><text:span text:style-name="T22">length</text:span></text:p>
      <text:p text:style-name="P37"><text:span text:style-name="T20"><text:s text:c="8"/></text:span><text:span text:style-name="T18">var </text:span><text:span text:style-name="T30">scount = </text:span><text:span text:style-name="T34">0</text:span></text:p>
      <text:p text:style-name="P37"><text:span text:style-name="T33"><text:s text:c="8"/></text:span><text:span text:style-name="T18">var </text:span><text:span text:style-name="T30">ccount = </text:span><text:span text:style-name="T34">0</text:span></text:p>
      <text:p text:style-name="P37"><text:span text:style-name="T33"><text:s text:c="8"/></text:span><text:span text:style-name="T18">var </text:span><text:span text:style-name="T30">ncount = </text:span><text:span text:style-name="T34">0</text:span></text:p>
      <text:p text:style-name="P37"><text:span text:style-name="T33"><text:s text:c="8"/></text:span><text:span text:style-name="T18">var </text:span><text:span text:style-name="T30">spcount = </text:span><text:span text:style-name="T34">0</text:span></text:p>
      <text:p text:style-name="P37"><text:span text:style-name="T33"><text:s text:c="8"/></text:span><text:span text:style-name="T18">for </text:span><text:span text:style-name="T30">(i </text:span><text:span text:style-name="T18">in </text:span><text:span text:style-name="T34">0 </text:span><text:span text:style-name="T29">until </text:span><text:span text:style-name="T30">count)</text:span></text:p>
      <text:p text:style-name="P37"><text:s text:c="8"/><text:span text:style-name="T30">{</text:span></text:p>
      <text:p text:style-name="P37"><text:s text:c="12"/><text:span text:style-name="T18">if </text:span><text:span text:style-name="T30">(Character.isLowerCase(s.get(i)))</text:span></text:p>
      <text:p text:style-name="P37"><text:s text:c="16"/><text:span text:style-name="T30">scount++</text:span></text:p>
      <text:p text:style-name="P37"><text:s text:c="12"/><text:span text:style-name="T18">else if </text:span><text:span text:style-name="T30">(Character.isUpperCase(s.get(i)))</text:span></text:p>
      <text:p text:style-name="P37"><text:s text:c="16"/><text:span text:style-name="T30">ccount++</text:span></text:p>
      <text:p text:style-name="P37"><text:s text:c="12"/><text:span text:style-name="T18">else if </text:span><text:span text:style-name="T30">(Character.isDigit(s.get(i)))</text:span></text:p>
      <text:p text:style-name="P37"><text:s text:c="16"/><text:span text:style-name="T30">ncount++</text:span></text:p>
      <text:p text:style-name="P37"><text:s text:c="12"/><text:span text:style-name="T18">else</text:span></text:p>
      <text:p text:style-name="P37"><text:span text:style-name="T16"><text:s text:c="16"/></text:span><text:span text:style-name="T30">spcount++</text:span></text:p>
      <text:p text:style-name="P37"><text:s text:c="8"/><text:span text:style-name="T30">}</text:span></text:p>
      <text:p text:style-name="P37"><text:s text:c="8"/><text:span text:style-name="T36">//System.out.println(scount+" "+ccount+" "+ncount+" "+spcount);</text:span></text:p>
      <text:p text:style-name="P37"><text:span text:style-name="T35"><text:s text:c="8"/></text:span><text:span text:style-name="T18">var </text:span><text:span text:style-name="T30">d = (scount * </text:span><text:span text:style-name="T34">100.0</text:span><text:span text:style-name="T30">) / count</text:span></text:p>
      <text:p text:style-name="P37"><text:s text:c="8"/><text:span text:style-name="T31">println</text:span><text:span text:style-name="T30">(</text:span><text:span text:style-name="T25">"lower case letters count is " </text:span><text:span text:style-name="T30">+ scount + </text:span><text:span text:style-name="T25">" and percentage is " </text:span><text:span text:style-name="T30">+ d)</text:span></text:p>
      <text:p text:style-name="P37"><text:s text:c="8"/><text:span text:style-name="T30">d = (ccount * </text:span><text:span text:style-name="T34">100.0</text:span><text:span text:style-name="T30">) / count</text:span></text:p>
      <text:p text:style-name="P37"><text:s text:c="8"/><text:span text:style-name="T31">println</text:span><text:span text:style-name="T30">(</text:span><text:span text:style-name="T25">"upper case letters count is " </text:span><text:span text:style-name="T30">+ ccount + </text:span><text:span text:style-name="T25">" and percentage is " </text:span><text:span text:style-name="T30">+ d)</text:span></text:p>
      <text:p text:style-name="P37"><text:soft-page-break/><text:s text:c="8"/><text:span text:style-name="T30">d = (ncount * </text:span><text:span text:style-name="T34">100.0</text:span><text:span text:style-name="T30">) / count</text:span></text:p>
      <text:p text:style-name="P37"><text:s text:c="8"/><text:span text:style-name="T31">println</text:span><text:span text:style-name="T30">(</text:span><text:span text:style-name="T25">"numbers count is " </text:span><text:span text:style-name="T30">+ ncount + </text:span><text:span text:style-name="T25">" and percentage is " </text:span><text:span text:style-name="T30">+ d)</text:span></text:p>
      <text:p text:style-name="P37"><text:s text:c="8"/><text:span text:style-name="T30">d = (spcount * </text:span><text:span text:style-name="T34">100.0</text:span><text:span text:style-name="T30">) / count</text:span></text:p>
      <text:p text:style-name="P37"><text:s text:c="8"/><text:span text:style-name="T31">println</text:span><text:span text:style-name="T30">(</text:span><text:span text:style-name="T25">"special characters count is " </text:span><text:span text:style-name="T30">+ spcount + </text:span><text:span text:style-name="T25">" and percentage is " </text:span><text:span text:style-name="T30">+ d)</text:span></text:p>
      <text:p text:style-name="P40"><text:s text:c="4"/><text:span text:style-name="T30">}</text:span></text:p>
      <text:p text:style-name="P30"/>
      <text:p text:style-name="P30">ThiS Is !!!! A String 4566 to count Chae</text:p>
      <text:p text:style-name="P30">lower case letters count is 18 and percentage is 45.0</text:p>
      <text:p text:style-name="P30">upper case letters count is 6 and percentage is 15.0</text:p>
      <text:p text:style-name="P30">numbers count is 4 and percentage is 10.0</text:p>
      <text:p text:style-name="P30">special characters count is 12 and percentage is 30.0</text:p>
      <text:p text:style-name="P30"/>
      <text:list xml:id="list155929304813929" text:continue-numbering="true" text:style-name="L1">
        <text:list-item>
          <text:p text:style-name="P74">Find common elements between two arrays.</text:p>
        </text:list-item>
      </text:list>
      <text:p text:style-name="P24"><text:tab/>Check letter in string which do not have pair.</text:p>
      <text:p text:style-name="P36"><text:bookmark-start text:name="__DdeLink__1010_1077865438"/><text:bookmark-end text:name="__DdeLink__1010_1077865438"/><text:span text:style-name="T16">import </text:span>java.util.*</text:p>
      <text:p text:style-name="P36"><text:span text:style-name="T16">import </text:span>kotlin.collections.ArrayList</text:p>
      <text:p text:style-name="P36"><text:span text:style-name="T16">fun </text:span><text:span text:style-name="T26">main</text:span>() {</text:p>
      <text:p text:style-name="P37"><text:s text:c="8"/><text:span text:style-name="T18">val </text:span><text:span text:style-name="T30">sc = Scanner(System.</text:span><text:span text:style-name="T23">`in`</text:span><text:span text:style-name="T30">)</text:span></text:p>
      <text:p text:style-name="P37"><text:s text:c="8"/><text:span text:style-name="T31">println</text:span><text:span text:style-name="T30">(</text:span><text:span text:style-name="T25">"first array size: "</text:span><text:span text:style-name="T30">)</text:span></text:p>
      <text:p text:style-name="P37"><text:s text:c="8"/><text:span text:style-name="T18">val </text:span><text:span text:style-name="T30">n = sc.nextInt()</text:span></text:p>
      <text:p text:style-name="P37"><text:s text:c="8"/><text:span text:style-name="T18">val </text:span><text:span text:style-name="T30">arr = IntArray(n)</text:span></text:p>
      <text:p text:style-name="P37"><text:s text:c="8"/><text:span text:style-name="T31">println</text:span><text:span text:style-name="T30">(</text:span><text:span text:style-name="T25">"first array elements: "</text:span><text:span text:style-name="T30">)</text:span></text:p>
      <text:p text:style-name="P37"><text:s text:c="8"/><text:span text:style-name="T18">for </text:span><text:span text:style-name="T30">(i </text:span><text:span text:style-name="T18">in </text:span><text:span text:style-name="T34">0 </text:span><text:span text:style-name="T29">until </text:span><text:span text:style-name="T30">n)</text:span></text:p>
      <text:p text:style-name="P37"><text:s text:c="8"/><text:span text:style-name="T30">{</text:span></text:p>
      <text:p text:style-name="P37"><text:s text:c="12"/><text:span text:style-name="T30">arr[i] = sc.nextInt()</text:span></text:p>
      <text:p text:style-name="P37"><text:s text:c="8"/><text:span text:style-name="T30">}</text:span></text:p>
      <text:p text:style-name="P37"><text:s text:c="8"/><text:span text:style-name="T31">println</text:span><text:span text:style-name="T30">(</text:span><text:span text:style-name="T25">"second array size: "</text:span><text:span text:style-name="T30">)</text:span></text:p>
      <text:p text:style-name="P37"><text:s text:c="8"/><text:span text:style-name="T18">val </text:span><text:span text:style-name="T30">m = sc.nextInt()</text:span></text:p>
      <text:p text:style-name="P37"><text:s text:c="8"/><text:span text:style-name="T18">val </text:span><text:span text:style-name="T30">arr1 = IntArray(m)</text:span></text:p>
      <text:p text:style-name="P37"><text:s text:c="8"/><text:span text:style-name="T31">println</text:span><text:span text:style-name="T30">(</text:span><text:span text:style-name="T25">"second array elements: "</text:span><text:span text:style-name="T30">)</text:span></text:p>
      <text:p text:style-name="P37"><text:s text:c="8"/><text:span text:style-name="T18">for </text:span><text:span text:style-name="T30">(i </text:span><text:span text:style-name="T18">in </text:span><text:span text:style-name="T34">0 </text:span><text:span text:style-name="T29">until </text:span><text:span text:style-name="T30">m)</text:span></text:p>
      <text:p text:style-name="P37"><text:s text:c="8"/><text:span text:style-name="T30">{</text:span></text:p>
      <text:p text:style-name="P37"><text:s text:c="12"/><text:span text:style-name="T30">arr1[i] = sc.nextInt()</text:span></text:p>
      <text:p text:style-name="P37"><text:s text:c="8"/><text:span text:style-name="T30">}</text:span></text:p>
      <text:p text:style-name="P37"><text:s text:c="8"/><text:span text:style-name="T18">val </text:span><text:span text:style-name="T30">commonElements = ArrayList&lt;Int&gt;()</text:span></text:p>
      <text:p text:style-name="P37"><text:s text:c="8"/><text:span text:style-name="T18">for </text:span><text:span text:style-name="T30">(i </text:span><text:span text:style-name="T18">in </text:span><text:span text:style-name="T34">0 </text:span><text:span text:style-name="T29">until </text:span><text:span text:style-name="T30">n)</text:span></text:p>
      <text:p text:style-name="P37"><text:s text:c="8"/><text:span text:style-name="T30">{</text:span></text:p>
      <text:p text:style-name="P37"><text:s text:c="12"/><text:span text:style-name="T18">for </text:span><text:span text:style-name="T30">(j </text:span><text:span text:style-name="T18">in </text:span><text:span text:style-name="T34">0 </text:span><text:span text:style-name="T29">until </text:span><text:span text:style-name="T30">m)</text:span></text:p>
      <text:p text:style-name="P37"><text:s text:c="12"/><text:span text:style-name="T30">{</text:span></text:p>
      <text:p text:style-name="P37"><text:s text:c="16"/><text:span text:style-name="T18">if </text:span><text:span text:style-name="T30">(arr[i] == arr1[j])</text:span></text:p>
      <text:p text:style-name="P37"><text:s text:c="16"/><text:span text:style-name="T30">{</text:span></text:p>
      <text:p text:style-name="P37"><text:s text:c="20"/><text:span text:style-name="T18">if </text:span><text:span text:style-name="T30">(!commonElements.contains(arr[i]))</text:span></text:p>
      <text:p text:style-name="P37"><text:s text:c="24"/><text:span text:style-name="T30">commonElements.add(arr[i])</text:span></text:p>
      <text:p text:style-name="P37"><text:s text:c="16"/><text:span text:style-name="T30">}</text:span></text:p>
      <text:p text:style-name="P37"><text:s text:c="12"/><text:span text:style-name="T30">}</text:span></text:p>
      <text:p text:style-name="P37"><text:s text:c="8"/><text:span text:style-name="T30">}</text:span></text:p>
      <text:p text:style-name="P37"><text:s text:c="8"/><text:span text:style-name="T18">val </text:span><text:span text:style-name="T30">itr = commonElements.iterator()</text:span></text:p>
      <text:p text:style-name="P37"><text:s text:c="8"/><text:span text:style-name="T18">while </text:span><text:span text:style-name="T30">(itr.hasNext())</text:span></text:p>
      <text:p text:style-name="P37"><text:s text:c="8"/><text:span text:style-name="T30">{</text:span></text:p>
      <text:p text:style-name="P37"><text:s text:c="12"/><text:span text:style-name="T31">println</text:span><text:span text:style-name="T30">(itr.next())</text:span></text:p>
      <text:p text:style-name="P37"><text:s text:c="8"/><text:span text:style-name="T30">}</text:span></text:p>
      <text:p text:style-name="P40"><text:s text:c="4"/><text:span text:style-name="T30">}</text:span></text:p>
      <text:p text:style-name="Standard"/>
      <text:p text:style-name="Standard"/>
      <text:p text:style-name="Standard"/>
      <text:p text:style-name="Standard"><text:soft-page-break/>first array size: </text:p>
      <text:p text:style-name="Standard">5</text:p>
      <text:p text:style-name="Standard">first array elements: 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second array size: </text:p>
      <text:p text:style-name="Standard">7</text:p>
      <text:p text:style-name="Standard">second array elements: 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Common Elements are </text:p>
      <text:p text:style-name="Standard">3</text:p>
      <text:p text:style-name="Standard">4</text:p>
      <text:p text:style-name="Standard">5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EXERCISE-<text:span text:style-name="T6">2</text:span></text:p>
      <text:p text:style-name="P13"/>
      <text:p text:style-name="P9"/>
      <text:list xml:id="list4173538677" text:style-name="L2">
        <text:list-item>
          <text:p text:style-name="P64">Write a program to print your Firstname,LastName &amp; age using init block,companion object.</text:p>
        </text:list-item>
      </text:list>
      <text:p text:style-name="P9"/>
      <text:p text:style-name="P47"><text:bookmark-start text:name="__DdeLink__1012_1077865438"/><text:bookmark-end text:name="__DdeLink__1012_1077865438"/><text:span text:style-name="T16">fun </text:span><text:span text:style-name="T26">main</text:span>() {</text:p>
      <text:p text:style-name="P37"><text:s text:c="4"/><text:span text:style-name="T30">A.printName()</text:span></text:p>
      <text:p text:style-name="P37"><text:s text:c="4"/><text:span text:style-name="T30">A.</text:span><text:span text:style-name="T22">fname </text:span><text:span text:style-name="T30">= </text:span><text:span text:style-name="T25">"Ankit"</text:span></text:p>
      <text:p text:style-name="P37"><text:span text:style-name="T24"><text:s text:c="4"/></text:span><text:span text:style-name="T30">A.</text:span><text:span text:style-name="T22">lname </text:span><text:span text:style-name="T30">= </text:span><text:span text:style-name="T25">"Arora"</text:span></text:p>
      <text:p text:style-name="P37"><text:span text:style-name="T24"><text:s text:c="4"/></text:span><text:span text:style-name="T30">A.</text:span><text:span text:style-name="T22">age </text:span><text:span text:style-name="T30">= </text:span><text:span text:style-name="T34">24</text:span></text:p>
      <text:p text:style-name="P37"><text:span text:style-name="T33"><text:s text:c="4"/></text:span><text:span text:style-name="T30">A.printName()</text:span></text:p>
      <text:p text:style-name="P37"><text:s text:c="4"/><text:span text:style-name="T18">var </text:span><text:span text:style-name="T30">a =A()</text:span></text:p>
      <text:p text:style-name="P36">}</text:p>
      <text:p text:style-name="P36"><text:span text:style-name="T16">class </text:span>A {</text:p>
      <text:p text:style-name="P37"><text:s text:c="4"/><text:span text:style-name="T18">companion object </text:span><text:span text:style-name="T30">Singleton</text:span></text:p>
      <text:p text:style-name="P37"><text:s text:c="4"/><text:span text:style-name="T30">{</text:span></text:p>
      <text:p text:style-name="P37"><text:s text:c="8"/><text:span text:style-name="T18">init </text:span><text:span text:style-name="T30">{</text:span></text:p>
      <text:p text:style-name="P37"><text:s text:c="12"/><text:span text:style-name="T31">println</text:span><text:span text:style-name="T30">(</text:span><text:span text:style-name="T25">"Singleton class invoked."</text:span><text:span text:style-name="T30">)</text:span></text:p>
      <text:p text:style-name="P37"><text:s text:c="8"/><text:span text:style-name="T30">}</text:span></text:p>
      <text:p text:style-name="P37"><text:s text:c="8"/><text:span text:style-name="T18">var </text:span><text:span text:style-name="T22">fname </text:span><text:span text:style-name="T30">= </text:span><text:span text:style-name="T25">"Guess.."</text:span></text:p>
      <text:p text:style-name="P37"><text:span text:style-name="T24"><text:s text:c="8"/></text:span><text:span text:style-name="T18">var </text:span><text:span text:style-name="T22">lname </text:span><text:span text:style-name="T30">= </text:span><text:span text:style-name="T25">"What"</text:span></text:p>
      <text:p text:style-name="P37"><text:span text:style-name="T24"><text:s text:c="8"/></text:span><text:span text:style-name="T18">var </text:span><text:span text:style-name="T22">age </text:span><text:span text:style-name="T30">= </text:span><text:span text:style-name="T34">9</text:span></text:p>
      <text:p text:style-name="P37"><text:span text:style-name="T33"><text:s text:c="8"/></text:span><text:span text:style-name="T18">fun </text:span><text:span text:style-name="T28">printName</text:span><text:span text:style-name="T30">()=</text:span><text:span text:style-name="T31">println</text:span><text:span text:style-name="T30">(</text:span><text:span text:style-name="T25">"</text:span><text:span text:style-name="T18">$</text:span><text:span text:style-name="T22">fname </text:span><text:span text:style-name="T18">$</text:span><text:span text:style-name="T22">lname </text:span><text:span text:style-name="T18">$</text:span><text:span text:style-name="T22">age</text:span><text:span text:style-name="T25">"</text:span><text:span text:style-name="T30">)</text:span></text:p>
      <text:p text:style-name="P37"><text:s text:c="4"/><text:span text:style-name="T30">}</text:span></text:p>
      <text:p text:style-name="P37"><text:s text:c="4"/><text:span text:style-name="T18">init </text:span><text:span text:style-name="T30">{</text:span></text:p>
      <text:p text:style-name="P37"><text:s text:c="8"/><text:span text:style-name="T31">println</text:span><text:span text:style-name="T30">(</text:span><text:span text:style-name="T25">"Class init method."</text:span><text:span text:style-name="T30">)</text:span></text:p>
      <text:p text:style-name="P37"><text:s text:c="8"/><text:span text:style-name="T31">println</text:span><text:span text:style-name="T30">(</text:span><text:span text:style-name="T25">"</text:span><text:span text:style-name="T18">$</text:span><text:span text:style-name="T22">fname </text:span><text:span text:style-name="T18">$</text:span><text:span text:style-name="T22">lname </text:span><text:span text:style-name="T18">$</text:span><text:span text:style-name="T22">age</text:span><text:span text:style-name="T25">"</text:span><text:span text:style-name="T30">)</text:span></text:p>
      <text:p text:style-name="P37"><text:s text:c="4"/><text:span text:style-name="T30">}</text:span></text:p>
      <text:p text:style-name="P38">}</text:p>
      <text:p text:style-name="P5"/>
      <text:p text:style-name="P5">Singleton class invoked.</text:p>
      <text:p text:style-name="P5">Guess.. What 9</text:p>
      <text:p text:style-name="P5">Ankit Arora 24</text:p>
      <text:p text:style-name="P5">Class init method.</text:p>
      <text:p text:style-name="P5">Ankit Arora 24</text:p>
      <text:p text:style-name="P9"/>
      <text:p text:style-name="P9"/>
      <text:p text:style-name="P9"/>
      <text:p text:style-name="P9"/>
      <text:p text:style-name="P9"/>
      <text:list xml:id="list155928497569472" text:continue-numbering="true" text:style-name="L2">
        <text:list-item>
          <text:p text:style-name="P61"><text:soft-page-break/>Write a single program for following operation using overloading</text:p>
          <text:p text:style-name="P62"><text:s text:c="2"/>A) Adding 2 integer number</text:p>
          <text:p text:style-name="P62"><text:s text:c="2"/>B) Adding 2 double</text:p>
          <text:p text:style-name="P62"><text:s text:c="2"/>D) multiplying 2 int</text:p>
          <text:p text:style-name="P62"><text:s text:c="2"/>E) concate 2 string</text:p>
          <text:p text:style-name="P63"><text:s text:c="2"/>F) Concate 3 String</text:p>
        </text:list-item>
      </text:list>
      <text:p text:style-name="P49"><text:bookmark-start text:name="__DdeLink__1014_1077865438"/><text:bookmark-end text:name="__DdeLink__1014_1077865438"/><text:span text:style-name="T16">internal class </text:span>operation {</text:p>
      <text:p text:style-name="P37"><text:s text:c="4"/><text:span text:style-name="T18">fun </text:span><text:span text:style-name="T28">add</text:span><text:span text:style-name="T30">(a:Int</text:span><text:span text:style-name="T18">, </text:span><text:span text:style-name="T30">b:Int):Int {</text:span></text:p>
      <text:p text:style-name="P37"><text:s text:c="8"/><text:span text:style-name="T18">return </text:span><text:span text:style-name="T30">a + b</text:span></text:p>
      <text:p text:style-name="P37"><text:s text:c="4"/><text:span text:style-name="T30">}</text:span></text:p>
      <text:p text:style-name="P37"><text:s text:c="4"/><text:span text:style-name="T18">fun </text:span><text:span text:style-name="T28">add</text:span><text:span text:style-name="T30">(a:Double</text:span><text:span text:style-name="T18">, </text:span><text:span text:style-name="T30">b:Double):Double {</text:span></text:p>
      <text:p text:style-name="P37"><text:s text:c="8"/><text:span text:style-name="T18">return </text:span><text:span text:style-name="T30">a + b</text:span></text:p>
      <text:p text:style-name="P37"><text:s text:c="4"/><text:span text:style-name="T30">}</text:span></text:p>
      <text:p text:style-name="P37"><text:s text:c="4"/><text:span text:style-name="T18">fun </text:span><text:span text:style-name="T28">multiply</text:span><text:span text:style-name="T30">(a:Int</text:span><text:span text:style-name="T18">, </text:span><text:span text:style-name="T30">b:Int):Int {</text:span></text:p>
      <text:p text:style-name="P37"><text:s text:c="8"/><text:span text:style-name="T18">return </text:span><text:span text:style-name="T30">a * b</text:span></text:p>
      <text:p text:style-name="P37"><text:s text:c="4"/><text:span text:style-name="T30">}</text:span></text:p>
      <text:p text:style-name="P37"><text:s text:c="4"/><text:span text:style-name="T18">fun </text:span><text:span text:style-name="T28">concate</text:span><text:span text:style-name="T30">(a:String</text:span><text:span text:style-name="T18">, </text:span><text:span text:style-name="T30">b:String):String {</text:span></text:p>
      <text:p text:style-name="P37"><text:s text:c="8"/><text:span text:style-name="T18">return </text:span><text:span text:style-name="T30">a + b</text:span></text:p>
      <text:p text:style-name="P37"><text:s text:c="4"/><text:span text:style-name="T30">}</text:span></text:p>
      <text:p text:style-name="P37"><text:s text:c="4"/><text:span text:style-name="T18">fun </text:span><text:span text:style-name="T28">concate</text:span><text:span text:style-name="T30">(a:String</text:span><text:span text:style-name="T18">, </text:span><text:span text:style-name="T30">b:String</text:span><text:span text:style-name="T18">, </text:span><text:span text:style-name="T30">c:String):String {</text:span></text:p>
      <text:p text:style-name="P37"><text:s text:c="8"/><text:span text:style-name="T18">return </text:span><text:span text:style-name="T30">a + b + c</text:span></text:p>
      <text:p text:style-name="P37"><text:s text:c="4"/><text:span text:style-name="T30">}</text:span></text:p>
      <text:p text:style-name="P36">}</text:p>
      <text:p text:style-name="P36"><text:span text:style-name="T16">fun </text:span><text:span text:style-name="T26">main</text:span>(<text:span text:style-name="T37">args:Array&lt;String&gt;</text:span>) {</text:p>
      <text:p text:style-name="P37"><text:s text:c="8"/><text:span text:style-name="T18">val </text:span><text:span text:style-name="T30">op = operation()</text:span></text:p>
      <text:p text:style-name="P37"><text:s text:c="8"/><text:span text:style-name="T31">println</text:span><text:span text:style-name="T30">(</text:span><text:span text:style-name="T25">"Integer sum: " </text:span><text:span text:style-name="T30">+ op.add(</text:span><text:span text:style-name="T34">324</text:span><text:span text:style-name="T18">, </text:span><text:span text:style-name="T34">2232</text:span><text:span text:style-name="T30">))</text:span></text:p>
      <text:p text:style-name="P37"><text:s text:c="8"/><text:span text:style-name="T31">println</text:span><text:span text:style-name="T30">(</text:span><text:span text:style-name="T25">"Double sum: " </text:span><text:span text:style-name="T30">+ op.add(</text:span><text:span text:style-name="T34">2543.3434343434</text:span><text:span text:style-name="T18">, </text:span><text:span text:style-name="T34">1222.68686868686</text:span><text:span text:style-name="T30">))</text:span></text:p>
      <text:p text:style-name="P37"><text:s text:c="8"/><text:span text:style-name="T31">println</text:span><text:span text:style-name="T30">(</text:span><text:span text:style-name="T25">"Integer multiply: " </text:span><text:span text:style-name="T30">+ op.multiply(</text:span><text:span text:style-name="T34">123</text:span><text:span text:style-name="T18">, </text:span><text:span text:style-name="T34">242</text:span><text:span text:style-name="T30">))</text:span></text:p>
      <text:p text:style-name="P37"><text:s text:c="8"/><text:span text:style-name="T31">println</text:span><text:span text:style-name="T30">(</text:span><text:span text:style-name="T25">"Two String concatenation: " </text:span><text:span text:style-name="T30">+ op.concate(</text:span><text:span text:style-name="T25">"Hello "</text:span><text:span text:style-name="T18">, </text:span><text:span text:style-name="T25">"World"</text:span><text:span text:style-name="T30">))</text:span></text:p>
      <text:p text:style-name="P37"><text:s text:c="8"/><text:span text:style-name="T31">println</text:span><text:span text:style-name="T30">(</text:span><text:span text:style-name="T25">"Three String concatenation: " </text:span><text:span text:style-name="T30">+ op.concate(</text:span><text:span text:style-name="T25">"Hey, "</text:span><text:span text:style-name="T18">, </text:span><text:span text:style-name="T25">"Hi "</text:span><text:span text:style-name="T18">, </text:span><text:span text:style-name="T25">"There"</text:span><text:span text:style-name="T30">))</text:span></text:p>
      <text:p text:style-name="P40"><text:s text:c="4"/><text:span text:style-name="T30">}</text:span></text:p>
      <text:p text:style-name="P3">Integer sum: 2556</text:p>
      <text:p text:style-name="P3">Double sum: 3766.0303030302603</text:p>
      <text:p text:style-name="P3">Integer multiply: 29766</text:p>
      <text:p text:style-name="P3">Two String concatenation: Hello World</text:p>
      <text:p text:style-name="P3">Three String concatenation: Hey, Hi There</text:p>
      <text:p text:style-name="P8"/>
      <text:p text:style-name="P8"/>
      <text:list xml:id="list155929194622579" text:continue-numbering="true" text:style-name="L2">
        <text:list-item>
          <text:p text:style-name="P63">Create 3 sub class of bank SBI,BOI,ICICI all 4 should have method called getDetails which provide there specific details like rateofinterest etc,print details of every bank.</text:p>
        </text:list-item>
      </text:list>
      <text:list xml:id="list1688292423" text:style-name="L3">
        <text:list-header>
          <text:p text:style-name="P67"><text:soft-page-break/></text:p>
        </text:list-header>
      </text:list>
      <text:p text:style-name="P23">internal abstract class Bank {</text:p>
      <text:p text:style-name="P23"><text:s text:c="2"/>var name = ""</text:p>
      <text:p text:style-name="P23"><text:s text:c="2"/>var rate:Double = 0.toDouble()</text:p>
      <text:p text:style-name="P23"><text:s text:c="2"/>var branch:Int = 0</text:p>
      <text:p text:style-name="P23"><text:s text:c="2"/>constructor() {}</text:p>
      <text:p text:style-name="P23"><text:s text:c="2"/>constructor(name:String, r:Float, b:Int) {</text:p>
      <text:p text:style-name="P23"><text:s text:c="4"/>this.name = name</text:p>
      <text:p text:style-name="P23"><text:s text:c="4"/>this.rate = r.toDouble()</text:p>
      <text:p text:style-name="P23"><text:s text:c="4"/>this.branch = b</text:p>
      <text:p text:style-name="P23"><text:s text:c="2"/>}</text:p>
      <text:p text:style-name="P23"><text:s text:c="2"/>fun getDetails() {</text:p>
      <text:p text:style-name="P23"><text:s text:c="4"/>println("Name: " + name)</text:p>
      <text:p text:style-name="P23"><text:s text:c="4"/>println("Rate: " + rate)</text:p>
      <text:p text:style-name="P23"><text:s text:c="2"/>}</text:p>
      <text:p text:style-name="P23">}</text:p>
      <text:p text:style-name="P23">internal class SBI:Bank() {</text:p>
      <text:p text:style-name="P23"><text:s text:c="2"/>init{</text:p>
      <text:p text:style-name="P23"><text:s text:c="4"/>name = "SBI"</text:p>
      <text:p text:style-name="P23"><text:s text:c="4"/>rate = 4.5</text:p>
      <text:p text:style-name="P23"><text:s text:c="2"/>}</text:p>
      <text:p text:style-name="P23"><text:s text:c="2"/>public override fun getDetails() {</text:p>
      <text:p text:style-name="P23"><text:s text:c="4"/>super.getDetails()</text:p>
      <text:p text:style-name="P23"><text:s text:c="2"/>}</text:p>
      <text:p text:style-name="P23">}</text:p>
      <text:p text:style-name="P23">internal class BOI:Bank() {</text:p>
      <text:p text:style-name="P23"><text:s text:c="2"/>init{</text:p>
      <text:p text:style-name="P23"><text:s text:c="4"/>name = "BOI"</text:p>
      <text:p text:style-name="P23"><text:s text:c="4"/>rate = 4.4</text:p>
      <text:p text:style-name="P23"><text:s text:c="2"/>}</text:p>
      <text:p text:style-name="P23"><text:s text:c="2"/>public override fun getDetails() {</text:p>
      <text:p text:style-name="P23"><text:s text:c="4"/>super.getDetails()</text:p>
      <text:p text:style-name="P23"><text:s text:c="2"/>}</text:p>
      <text:p text:style-name="P23">}</text:p>
      <text:p text:style-name="P23">internal class ICICI:Bank() {</text:p>
      <text:p text:style-name="P23"><text:s text:c="2"/>var facility:String</text:p>
      <text:p text:style-name="P23"><text:soft-page-break/><text:s text:c="2"/>init{</text:p>
      <text:p text:style-name="P23"><text:s text:c="4"/>name = "ICICI"</text:p>
      <text:p text:style-name="P23"><text:s text:c="4"/>rate = 4.6</text:p>
      <text:p text:style-name="P23"><text:s text:c="2"/>}</text:p>
      <text:p text:style-name="P23"><text:s text:c="2"/>public override fun getDetails() {</text:p>
      <text:p text:style-name="P23"><text:s text:c="4"/>super.getDetails()</text:p>
      <text:p text:style-name="P23"><text:s text:c="2"/>}</text:p>
      <text:p text:style-name="P23">}</text:p>
      <text:p text:style-name="P23">internal object BankDetails {</text:p>
      <text:p text:style-name="P23"><text:s text:c="2"/>@JvmStatic fun main(args:Array&lt;String&gt;) {</text:p>
      <text:p text:style-name="P23"><text:s text:c="4"/>val sbi = SBI()</text:p>
      <text:p text:style-name="P23"><text:s text:c="4"/>val boi = BOI()</text:p>
      <text:p text:style-name="P23"><text:s text:c="4"/>val i = ICICI()</text:p>
      <text:p text:style-name="P23"><text:s text:c="4"/>sbi.getDetails()</text:p>
      <text:p text:style-name="P23"><text:s text:c="4"/>boi.getDetails()</text:p>
      <text:p text:style-name="P23"><text:s text:c="4"/>i.getDetails()</text:p>
      <text:p text:style-name="P23"><text:s text:c="2"/>}</text:p>
      <text:p text:style-name="P23">}</text:p>
      <text:p text:style-name="P23"/>
      <text:p text:style-name="P18"><text:span text:style-name="T8">4</text:span><text:span text:style-name="T7">.Create Kotlin classes having suitable attributes for Library management system.Use OOPs concepts in your design.Also try to use interfaces and abstract classes.</text:span></text:p>
      <text:p text:style-name="P19">import java.io.*</text:p>
      <text:p text:style-name="P19">enum class BookStatus</text:p>
      <text:p text:style-name="P19">{</text:p>
      <text:p text:style-name="P19"><text:s text:c="2"/>AVAILABLE,</text:p>
      <text:p text:style-name="P19"><text:s text:c="2"/>NOTAVAILABLE</text:p>
      <text:p text:style-name="P19">}</text:p>
      <text:p text:style-name="P19">enum class AccountStatus {</text:p>
      <text:p text:style-name="P19"><text:s text:c="2"/>ACTIVE,</text:p>
      <text:p text:style-name="P19"><text:s text:c="2"/>CLOSED;</text:p>
      <text:p text:style-name="P19"><text:s text:c="2"/>internal var Class:Person</text:p>
      <text:p text:style-name="P19">}</text:p>
      <text:p text:style-name="P19">class Person {</text:p>
      <text:p text:style-name="P19"><text:s text:c="2"/>private val name:String</text:p>
      <text:p text:style-name="P19"><text:s text:c="2"/>private val phone:String</text:p>
      <text:p text:style-name="P19"><text:soft-page-break/><text:s text:c="2"/>internal var Class:Account</text:p>
      <text:p text:style-name="P19">}</text:p>
      <text:p text:style-name="P19">abstract class Account</text:p>
      <text:p text:style-name="P19">{</text:p>
      <text:p text:style-name="P19"><text:s text:c="2"/>private val id:String</text:p>
      <text:p text:style-name="P19"><text:s text:c="2"/>private val password:String</text:p>
      <text:p text:style-name="P19"><text:s text:c="2"/>private val status:AccountStatus</text:p>
      <text:p text:style-name="P19"><text:s text:c="2"/>private val person:Person</text:p>
      <text:p text:style-name="P19"><text:s text:c="2"/>internal var Class:Librarian</text:p>
      <text:p text:style-name="P19">}</text:p>
      <text:p text:style-name="P19">class Librarian:Account() {</text:p>
      <text:p text:style-name="P19"><text:s text:c="2"/>fun addBookItem()</text:p>
      <text:p text:style-name="P19"><text:s text:c="2"/>internal fun removeBookItem()</text:p>
      <text:p text:style-name="P19">}</text:p>
      <text:p text:style-name="P19">class Member:Account()</text:p>
      <text:p text:style-name="P19">{</text:p>
      <text:p text:style-name="P19"><text:s text:c="2"/>private val totalBooksIssued:Int = 0</text:p>
      <text:p text:style-name="P19"><text:s text:c="2"/>fun getTotalBooksIssued()</text:p>
      <text:p text:style-name="P19"><text:s text:c="2"/>fun IssueBooks()</text:p>
      <text:p text:style-name="P19"><text:s text:c="2"/>fun returnBooks()</text:p>
      <text:p text:style-name="P19"><text:s text:c="2"/>private fun checkForFine()</text:p>
      <text:p text:style-name="P19">}</text:p>
      <text:p text:style-name="P19">class BookIssue {</text:p>
      <text:p text:style-name="P19"><text:s text:c="2"/>private val memberId:String</text:p>
      <text:p text:style-name="P19"><text:s text:c="2"/>internal var Class:Fine</text:p>
      <text:p text:style-name="P19"><text:s text:c="2"/>constructor()</text:p>
      <text:p text:style-name="P19">}</text:p>
      <text:p text:style-name="P19">class Fine</text:p>
      <text:p text:style-name="P19">{</text:p>
      <text:p text:style-name="P19"><text:s text:c="2"/>private val creationDate:String</text:p>
      <text:p text:style-name="P19"><text:s text:c="2"/>private val bookname:String</text:p>
      <text:p text:style-name="P19"><text:s text:c="2"/>private val memberId:String</text:p>
      <text:p text:style-name="P19"><text:s text:c="2"/>internal var Class:Book</text:p>
      <text:p text:style-name="P19"><text:s text:c="2"/>companion object {</text:p>
      <text:p text:style-name="P19"><text:s text:c="4"/>fun collectFine()</text:p>
      <text:p text:style-name="P19"><text:s text:c="2"/>}</text:p>
      <text:p text:style-name="P19"><text:soft-page-break/>}</text:p>
      <text:p text:style-name="P19">abstract class Book {</text:p>
      <text:p text:style-name="P19"><text:s text:c="2"/>private val title:String</text:p>
      <text:p text:style-name="P19"><text:s text:c="2"/>private val subject:String</text:p>
      <text:p text:style-name="P19"><text:s text:c="2"/>private val publisher:String</text:p>
      <text:p text:style-name="P19">}</text:p>
      <text:p text:style-name="P19">class Books:Book() {</text:p>
      <text:p text:style-name="P19"><text:s text:c="2"/>private val price:Float = 0.toFloat()</text:p>
      <text:p text:style-name="P19"><text:s text:c="2"/>private val status:BookStatus</text:p>
      <text:p text:style-name="P19"><text:s text:c="2"/>fun checkoutBook()</text:p>
      <text:p text:style-name="P19">}</text:p>
      <text:p text:style-name="P19">object <text:span text:style-name="T13">LibraryManagement system</text:span> {</text:p>
      <text:p text:style-name="P19"><text:s text:c="2"/>@JvmStatic fun main(args:Array&lt;String&gt;) {</text:p>
      <text:p text:style-name="P19"><text:s text:c="2"/>}</text:p>
      <text:p text:style-name="P19">}</text:p>
      <text:p text:style-name="P14"/>
      <text:p text:style-name="P14"/>
      <text:p text:style-name="P12"><text:s/></text:p>
      <text:p text:style-name="P12"/>
      <text:p text:style-name="P12">5. Write a function which take marks as an argument and return the the grade as follows:</text:p>
      <text:p text:style-name="P11">marks between 50 to 60 , return “Good”</text:p>
      <text:p text:style-name="P25">marks between 60 to 70, return “Very Good”</text:p>
      <text:p text:style-name="P25">marks between 70 to <text:s/>80, return “Excellent”</text:p>
      <text:p text:style-name="P25">marks between <text:s/>80 to 100, return “Rockstar”</text:p>
      <text:p text:style-name="P27"/>
      <text:p text:style-name="P50"><text:bookmark-start text:name="__DdeLink__1016_1077865438"/><text:bookmark-end text:name="__DdeLink__1016_1077865438"/><text:span text:style-name="T16">import </text:span>java.util.*</text:p>
      <text:p text:style-name="P36"><text:span text:style-name="T16">fun </text:span><text:span text:style-name="T26">main</text:span>(){</text:p>
      <text:p text:style-name="P37"><text:s text:c="4"/><text:span text:style-name="T18">var </text:span><text:span text:style-name="T30">sc = Scanner(System.</text:span><text:span text:style-name="T23">`in`</text:span><text:span text:style-name="T30">)</text:span></text:p>
      <text:p text:style-name="P37"><text:s text:c="4"/><text:span text:style-name="T31">println</text:span><text:span text:style-name="T30">(</text:span><text:span text:style-name="T25">"Enter your marks "</text:span><text:span text:style-name="T30">)</text:span></text:p>
      <text:p text:style-name="P37"><text:s text:c="4"/><text:span text:style-name="T18">val </text:span><text:span text:style-name="T30">marks = sc.nextInt()</text:span></text:p>
      <text:p text:style-name="P37"><text:s text:c="4"/><text:span text:style-name="T18">when</text:span><text:span text:style-name="T30">(marks){</text:span></text:p>
      <text:p text:style-name="P37"><text:s text:c="8"/><text:span text:style-name="T18">in </text:span><text:span text:style-name="T34">50</text:span><text:span text:style-name="T30">..</text:span><text:span text:style-name="T34">60</text:span><text:span text:style-name="T30">-&gt;</text:span><text:span text:style-name="T31">print</text:span><text:span text:style-name="T30">(</text:span><text:span text:style-name="T25">"“GOOD”"</text:span><text:span text:style-name="T30">)</text:span></text:p>
      <text:p text:style-name="P37"><text:s text:c="8"/><text:span text:style-name="T18">in </text:span><text:span text:style-name="T34">60</text:span><text:span text:style-name="T30">..</text:span><text:span text:style-name="T34">70</text:span><text:span text:style-name="T30">-&gt;</text:span><text:span text:style-name="T31">print</text:span><text:span text:style-name="T30">(</text:span><text:span text:style-name="T25">"Very GOOD"</text:span><text:span text:style-name="T30">)</text:span></text:p>
      <text:p text:style-name="P37"><text:s text:c="8"/><text:span text:style-name="T18">in </text:span><text:span text:style-name="T34">70</text:span><text:span text:style-name="T30">..</text:span><text:span text:style-name="T34">80</text:span><text:span text:style-name="T30">-&gt; </text:span><text:span text:style-name="T31">print</text:span><text:span text:style-name="T30">(</text:span><text:span text:style-name="T25">"Excellent"</text:span><text:span text:style-name="T30">)</text:span></text:p>
      <text:p text:style-name="P37"><text:s text:c="8"/><text:span text:style-name="T18">in </text:span><text:span text:style-name="T34">80</text:span><text:span text:style-name="T30">..</text:span><text:span text:style-name="T34">100</text:span><text:span text:style-name="T30">-&gt;</text:span><text:span text:style-name="T31">print</text:span><text:span text:style-name="T30">(</text:span><text:span text:style-name="T25">"Rockstar"</text:span><text:span text:style-name="T30">)</text:span></text:p>
      <text:p text:style-name="P37"><text:s text:c="8"/><text:span text:style-name="T18">else </text:span><text:span text:style-name="T30">-&gt; </text:span><text:span text:style-name="T31">print</text:span><text:span text:style-name="T30">(</text:span><text:span text:style-name="T25">"Wrong Input"</text:span><text:span text:style-name="T30">)</text:span></text:p>
      <text:p text:style-name="P37"><text:s text:c="4"/><text:span text:style-name="T30">}</text:span></text:p>
      <text:p text:style-name="P38">}</text:p>
      <text:p text:style-name="P85"/>
      <text:p text:style-name="P85"/>
      <text:p text:style-name="P85"><text:soft-page-break/>Enter your marks </text:p>
      <text:p text:style-name="P85">78</text:p>
      <text:p text:style-name="P85">Excellent</text:p>
      <text:p text:style-name="P28"/>
      <text:p text:style-name="P26"/>
      <text:p text:style-name="P25"/>
      <text:p text:style-name="P11">6. Write a program to create mutable list of Integer. replace the second item in the list with new value. Print the list value.</text:p>
      <text:p text:style-name="P51"><text:span text:style-name="T16">val </text:span><text:span text:style-name="T21">numbers </text:span>= <text:span text:style-name="T19">mutableListOf</text:span>(<text:span text:style-name="T33">1</text:span><text:span text:style-name="T16">, </text:span><text:span text:style-name="T33">5</text:span><text:span text:style-name="T16">, </text:span><text:span text:style-name="T33">3</text:span>)</text:p>
      <text:p text:style-name="P36"><text:span text:style-name="T16">fun </text:span><text:span text:style-name="T26">main</text:span>() {</text:p>
      <text:p text:style-name="P37"><text:s text:c="4"/><text:span text:style-name="T31">println</text:span><text:span text:style-name="T30">(</text:span><text:span text:style-name="T23">numbers</text:span><text:span text:style-name="T30">)</text:span></text:p>
      <text:p text:style-name="P37"><text:s text:c="4"/><text:span text:style-name="T23">numbers</text:span><text:span text:style-name="T30">[</text:span><text:span text:style-name="T34">1</text:span><text:span text:style-name="T30">] = </text:span><text:span text:style-name="T34">2</text:span></text:p>
      <text:p text:style-name="P37"><text:span text:style-name="T33"><text:s text:c="4"/></text:span><text:span text:style-name="T31">println</text:span><text:span text:style-name="T30">(</text:span><text:span text:style-name="T23">numbers</text:span><text:span text:style-name="T30">)</text:span></text:p>
      <text:p text:style-name="P38">}</text:p>
      <text:p text:style-name="P20">[1, 5, 3]</text:p>
      <text:p text:style-name="P20">[1, 2, 3]<text:bookmark-start text:name="__DdeLink__1018_1077865438"/></text:p>
      <text:p text:style-name="P11"><text:bookmark-end text:name="__DdeLink__1018_1077865438"/></text:p>
      <text:p text:style-name="P11">7. Write a program to create mutable map. print all the value and key of map.</text:p>
      <text:p text:style-name="P53"><text:bookmark-start text:name="__DdeLink__1020_1077865438"/><text:bookmark-end text:name="__DdeLink__1020_1077865438"/><text:span text:style-name="T16">package </text:span>Kotlin</text:p>
      <text:p text:style-name="P36"><text:span text:style-name="T16">fun </text:span><text:span text:style-name="T26">main</text:span>(){</text:p>
      <text:p text:style-name="P37"><text:s text:c="4"/><text:span text:style-name="T18">val </text:span><text:span text:style-name="T30">map = </text:span><text:span text:style-name="T31">mutableMapOf</text:span><text:span text:style-name="T30">(</text:span><text:span text:style-name="T34">1 </text:span><text:span text:style-name="T29">to </text:span><text:span text:style-name="T25">"x"</text:span><text:span text:style-name="T18">, </text:span><text:span text:style-name="T34">2 </text:span><text:span text:style-name="T29">to </text:span><text:span text:style-name="T25">"y"</text:span><text:span text:style-name="T18">, </text:span><text:span text:style-name="T30">-</text:span><text:span text:style-name="T34">1 </text:span><text:span text:style-name="T29">to </text:span><text:span text:style-name="T25">"zz"</text:span><text:span text:style-name="T30">)</text:span></text:p>
      <text:p text:style-name="P37"><text:s text:c="4"/><text:span text:style-name="T18">for</text:span><text:span text:style-name="T30">(key </text:span><text:span text:style-name="T18">in </text:span><text:span text:style-name="T30">map.</text:span><text:span text:style-name="T22">keys</text:span><text:span text:style-name="T30">){</text:span></text:p>
      <text:p text:style-name="P37"><text:s text:c="8"/><text:span text:style-name="T31">println</text:span><text:span text:style-name="T30">(</text:span><text:span text:style-name="T25">"Key = </text:span><text:span text:style-name="T18">$</text:span><text:span text:style-name="T30">key</text:span><text:span text:style-name="T25"> , Value = </text:span><text:span text:style-name="T18">${</text:span><text:span text:style-name="T30">map[key]</text:span><text:span text:style-name="T18">}</text:span><text:span text:style-name="T25">"</text:span><text:span text:style-name="T30">)</text:span></text:p>
      <text:p text:style-name="P40"><text:s text:c="4"/><text:span text:style-name="T30">}}</text:span></text:p>
      <text:p text:style-name="P84">Key = 1 , Value = x</text:p>
      <text:p text:style-name="P84">Key = 2 , Value = y</text:p>
      <text:p text:style-name="P84">Key = -1 , Value = zz</text:p>
      <text:p text:style-name="P20"/>
      <text:p text:style-name="P11">8. Write a program to create HasSet. print all the value.</text:p>
      <text:p text:style-name="P52"><text:span text:style-name="T16">package </text:span>Kotlin</text:p>
      <text:p text:style-name="P36"><text:span text:style-name="T16">fun </text:span><text:span text:style-name="T26">main</text:span>(){</text:p>
      <text:p text:style-name="P37"><text:s text:c="4"/><text:span text:style-name="T18">var </text:span><text:span text:style-name="T30">hm = </text:span><text:span text:style-name="T31">hashSetOf</text:span><text:span text:style-name="T38">&lt;Int&gt;</text:span><text:span text:style-name="T30">(</text:span><text:span text:style-name="T34">1</text:span><text:span text:style-name="T18">,</text:span><text:span text:style-name="T34">2</text:span><text:span text:style-name="T18">,</text:span><text:span text:style-name="T34">3</text:span><text:span text:style-name="T18">,</text:span><text:span text:style-name="T34">4</text:span><text:span text:style-name="T18">,</text:span><text:span text:style-name="T34">5</text:span><text:span text:style-name="T30">)</text:span></text:p>
      <text:p text:style-name="P37"><text:s text:c="4"/><text:span text:style-name="T18">for</text:span><text:span text:style-name="T30">(element </text:span><text:span text:style-name="T18">in </text:span><text:span text:style-name="T30">hm){</text:span></text:p>
      <text:p text:style-name="P37"><text:s text:c="8"/><text:span text:style-name="T31">println</text:span><text:span text:style-name="T30">(element)</text:span></text:p>
      <text:p text:style-name="P37"><text:s text:c="4"/><text:span text:style-name="T30">}</text:span></text:p>
      <text:p text:style-name="P39">}</text:p>
      <text:p text:style-name="P39"><text:span text:style-name="T5">1</text:span></text:p>
      <text:p text:style-name="P55">2</text:p>
      <text:p text:style-name="P55">3</text:p>
      <text:p text:style-name="P55">4</text:p>
      <text:p text:style-name="P55"><text:soft-page-break/>5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7"/>
      <text:p text:style-name="P17"/>
      <text:p text:style-name="P17">EXERCISE-<text:span text:style-name="T10">3</text:span></text:p>
      <text:p text:style-name="P23"/>
      <text:list xml:id="list1461872995" text:style-name="L4">
        <text:list-item>
          <text:p text:style-name="P66">WAP to produce NoClassDefFoundError and ClassNotFoundException exception.</text:p>
        </text:list-item>
      </text:list>
      <text:p text:style-name="P48"><text:span text:style-name="T16">class </text:span>Example{</text:p>
      <text:p text:style-name="P37"><text:s text:c="4"/><text:span text:style-name="T18">fun </text:span><text:span text:style-name="T28">greeting</text:span><text:span text:style-name="T30">(){</text:span></text:p>
      <text:p text:style-name="P37"><text:s text:c="8"/><text:span text:style-name="T31">println</text:span><text:span text:style-name="T30">(</text:span><text:span text:style-name="T25">"Hello!"</text:span><text:span text:style-name="T30">)</text:span></text:p>
      <text:p text:style-name="P37"><text:s text:c="4"/><text:span text:style-name="T30">}</text:span></text:p>
      <text:p text:style-name="P36">}</text:p>
      <text:p text:style-name="P36"><text:span text:style-name="T16">fun </text:span><text:span text:style-name="T26">main</text:span>() {</text:p>
      <text:p text:style-name="P37"><text:s text:c="4"/><text:span text:style-name="T18">var </text:span><text:span text:style-name="T30">example = Example()</text:span></text:p>
      <text:p text:style-name="P37"><text:s text:c="4"/><text:span text:style-name="T30">example.greeting()</text:span></text:p>
      <text:p text:style-name="P38">}</text:p>
      <text:p text:style-name="P4"/>
      <text:p text:style-name="P4"/>
      <text:p text:style-name="P4"/>
      <text:list xml:id="list155928563035724" text:continue-numbering="true" text:style-name="L4">
        <text:list-item>
          <text:p text:style-name="P76">WAP to create singleton class.</text:p>
        </text:list-item>
      </text:list>
      <text:p text:style-name="P46">//WAP to create singleton class.</text:p>
      <text:p text:style-name="P36"><text:span text:style-name="T16">object </text:span>Singleton</text:p>
      <text:p text:style-name="P36">{</text:p>
      <text:p text:style-name="P37"><text:s text:c="4"/><text:span text:style-name="T18">init </text:span><text:span text:style-name="T30">{</text:span></text:p>
      <text:p text:style-name="P37"><text:s text:c="8"/><text:span text:style-name="T31">println</text:span><text:span text:style-name="T30">(</text:span><text:span text:style-name="T25">"Singleton class invoked."</text:span><text:span text:style-name="T30">)</text:span></text:p>
      <text:p text:style-name="P37"><text:s text:c="4"/><text:span text:style-name="T30">}</text:span></text:p>
      <text:p text:style-name="P37"><text:s text:c="4"/><text:span text:style-name="T18">var </text:span><text:span text:style-name="T22">name </text:span><text:span text:style-name="T30">= </text:span><text:span text:style-name="T25">"Kotlin Objects"</text:span></text:p>
      <text:p text:style-name="P37"><text:span text:style-name="T24"><text:s text:c="4"/></text:span><text:span text:style-name="T18">fun </text:span><text:span text:style-name="T28">printName</text:span><text:span text:style-name="T30">()</text:span></text:p>
      <text:p text:style-name="P37"><text:s text:c="4"/><text:span text:style-name="T30">{</text:span></text:p>
      <text:p text:style-name="P37"><text:s text:c="8"/><text:span text:style-name="T31">println</text:span><text:span text:style-name="T30">(</text:span><text:span text:style-name="T22">name</text:span><text:span text:style-name="T30">)</text:span></text:p>
      <text:p text:style-name="P37"><text:soft-page-break/><text:s text:c="4"/><text:span text:style-name="T30">}</text:span></text:p>
      <text:p text:style-name="P36">}</text:p>
      <text:p text:style-name="P36"><text:span text:style-name="T16">fun </text:span><text:span text:style-name="T26">main</text:span>(<text:span text:style-name="T37">args: Array&lt;String&gt;</text:span>) {</text:p>
      <text:p text:style-name="P37"><text:s text:c="4"/><text:span text:style-name="T30">Singleton.printName()</text:span></text:p>
      <text:p text:style-name="P37"><text:s text:c="4"/><text:span text:style-name="T30">Singleton.</text:span><text:span text:style-name="T22">name </text:span><text:span text:style-name="T30">= </text:span><text:span text:style-name="T25">"KK"</text:span></text:p>
      <text:p text:style-name="P37"><text:span text:style-name="T24"><text:s text:c="4"/></text:span><text:span text:style-name="T18">var </text:span><text:span text:style-name="T30">a = A()</text:span></text:p>
      <text:p text:style-name="P36">}</text:p>
      <text:p text:style-name="P36"><text:span text:style-name="T16">class </text:span>A {</text:p>
      <text:p text:style-name="P37"><text:s text:c="4"/><text:span text:style-name="T18">init </text:span><text:span text:style-name="T30">{</text:span></text:p>
      <text:p text:style-name="P37"><text:s text:c="8"/><text:span text:style-name="T31">println</text:span><text:span text:style-name="T30">(</text:span><text:span text:style-name="T25">"Class init method. Singleton name property : </text:span><text:span text:style-name="T18">${</text:span><text:span text:style-name="T30">Singleton.</text:span><text:span text:style-name="T22">name</text:span><text:span text:style-name="T18">}</text:span><text:span text:style-name="T25">"</text:span><text:span text:style-name="T30">)</text:span></text:p>
      <text:p text:style-name="P37"><text:s text:c="8"/><text:span text:style-name="T30">Singleton.printName()</text:span></text:p>
      <text:p text:style-name="P37"><text:s text:c="4"/><text:span text:style-name="T30">}</text:span></text:p>
      <text:p text:style-name="P38">}</text:p>
      <text:p text:style-name="P34"/>
      <text:p text:style-name="P30"/>
      <text:list xml:id="list155928585632847" text:continue-numbering="true" text:style-name="L4">
        <text:list-item>
          <text:p text:style-name="P77">WAP to create sealed Base class and 3 subclasses of Base class, write a function which will have base class object as an argument and it will return name of the subclass based argument type.</text:p>
        </text:list-item>
      </text:list>
      <text:p text:style-name="P43"><text:span text:style-name="T16">sealed class </text:span>Shape{</text:p>
      <text:p text:style-name="P37"><text:s text:c="4"/><text:span text:style-name="T18">class </text:span><text:span text:style-name="T30">Circle(</text:span><text:span text:style-name="T18">var </text:span><text:span text:style-name="T22">radius</text:span><text:span text:style-name="T30">:Float) : Shape()</text:span></text:p>
      <text:p text:style-name="P37"><text:s text:c="4"/><text:span text:style-name="T18">class </text:span><text:span text:style-name="T30">Square(</text:span><text:span text:style-name="T18">var </text:span><text:span text:style-name="T22">length</text:span><text:span text:style-name="T30">:Int):Shape()</text:span></text:p>
      <text:p text:style-name="P37"><text:s text:c="4"/><text:span text:style-name="T18">class </text:span><text:span text:style-name="T30">Rectangle(</text:span><text:span text:style-name="T18">var </text:span><text:span text:style-name="T22">length</text:span><text:span text:style-name="T30">:Int</text:span><text:span text:style-name="T18">,var </text:span><text:span text:style-name="T22">breadth </text:span><text:span text:style-name="T30">: Int):Shape()</text:span></text:p>
      <text:p text:style-name="P36">}</text:p>
      <text:p text:style-name="P36"><text:span text:style-name="T16">fun </text:span><text:span text:style-name="T26">eval</text:span>(e:Shape) {</text:p>
      <text:p text:style-name="P37"><text:s text:c="4"/><text:span text:style-name="T18">when </text:span><text:span text:style-name="T30">(e) {</text:span></text:p>
      <text:p text:style-name="P37"><text:s text:c="8"/><text:span text:style-name="T18">is </text:span><text:span text:style-name="T30">Shape.Circle -&gt; </text:span><text:span text:style-name="T31">println</text:span><text:span text:style-name="T30">(</text:span><text:span text:style-name="T25">"Circle area is </text:span><text:span text:style-name="T18">${</text:span><text:span text:style-name="T34">3.14 </text:span><text:span text:style-name="T30">* e.radius * e.radius</text:span><text:span text:style-name="T18">}</text:span><text:span text:style-name="T25">"</text:span><text:span text:style-name="T30">)</text:span></text:p>
      <text:p text:style-name="P37"><text:s text:c="8"/><text:span text:style-name="T18">is </text:span><text:span text:style-name="T30">Shape.Square -&gt; </text:span><text:span text:style-name="T31">println</text:span><text:span text:style-name="T30">(</text:span><text:span text:style-name="T25">"Square area is </text:span><text:span text:style-name="T18">${</text:span><text:span text:style-name="T30">e.length * e.length</text:span><text:span text:style-name="T18">}</text:span><text:span text:style-name="T25">"</text:span><text:span text:style-name="T30">)</text:span></text:p>
      <text:p text:style-name="P37"><text:s text:c="8"/><text:span text:style-name="T18">is </text:span><text:span text:style-name="T30">Shape.Rectangle -&gt; </text:span><text:span text:style-name="T31">println</text:span><text:span text:style-name="T30">(</text:span><text:span text:style-name="T25">"Rectangle area is </text:span><text:span text:style-name="T18">${</text:span><text:span text:style-name="T30">e.length * e.breadth</text:span><text:span text:style-name="T18">}</text:span><text:span text:style-name="T25">"</text:span><text:span text:style-name="T30">)</text:span></text:p>
      <text:p text:style-name="P37"><text:s text:c="4"/><text:span text:style-name="T30">}</text:span></text:p>
      <text:p text:style-name="P36">}</text:p>
      <text:p text:style-name="P36"><text:span text:style-name="T16">fun </text:span>main() {</text:p>
      <text:p text:style-name="P37"><text:s text:c="4"/><text:span text:style-name="T18">val </text:span><text:span text:style-name="T30">circle = Shape.Circle(</text:span><text:span text:style-name="T34">5.0f</text:span><text:span text:style-name="T30">)</text:span></text:p>
      <text:p text:style-name="P37"><text:s text:c="4"/><text:span text:style-name="T18">val </text:span><text:span text:style-name="T30">square = Shape.Square(</text:span><text:span text:style-name="T34">5</text:span><text:span text:style-name="T30">)</text:span></text:p>
      <text:p text:style-name="P37"><text:s text:c="4"/><text:span text:style-name="T18">val </text:span><text:span text:style-name="T30">rectangle = Shape.Rectangle(</text:span><text:span text:style-name="T34">4</text:span><text:span text:style-name="T18">,</text:span><text:span text:style-name="T34">5</text:span><text:span text:style-name="T30">)</text:span></text:p>
      <text:p text:style-name="P37"><text:s text:c="4"/><text:span text:style-name="T31">eval</text:span><text:span text:style-name="T30">(circle)</text:span></text:p>
      <text:p text:style-name="P37"><text:s text:c="4"/><text:span text:style-name="T31">eval</text:span><text:span text:style-name="T30">(square)</text:span></text:p>
      <text:p text:style-name="P37"><text:s text:c="4"/><text:span text:style-name="T31">eval</text:span><text:span text:style-name="T30">(rectangle)</text:span></text:p>
      <text:p text:style-name="P38">}</text:p>
      <text:p text:style-name="P30"/>
      <text:p text:style-name="P30"/>
      <text:p text:style-name="P30"/>
      <text:list xml:id="list155928476228219" text:continue-numbering="true" text:style-name="L4">
        <text:list-item>
          <text:p text:style-name="P77">WAP to create extension function.</text:p>
        </text:list-item>
      </text:list>
      <text:p text:style-name="P30"/>
      <text:p text:style-name="P44"><text:bookmark-start text:name="__DdeLink__1192_1077865438"/><text:bookmark-end text:name="__DdeLink__1192_1077865438"/><text:span text:style-name="T16">fun </text:span>MutableList&lt;Int&gt;.<text:span text:style-name="T26">swap</text:span>(index1: Int<text:span text:style-name="T16">, </text:span>index2: Int) {</text:p>
      <text:p text:style-name="P37"><text:s text:c="4"/><text:span text:style-name="T18">val </text:span><text:span text:style-name="T30">tmp = </text:span><text:span text:style-name="T18">this</text:span><text:span text:style-name="T30">[index1] </text:span><text:span text:style-name="T36">// 'this' corresponds to the list</text:span></text:p>
      <text:p text:style-name="P37"><text:span text:style-name="T35"><text:s text:c="4"/></text:span><text:span text:style-name="T18">this</text:span><text:span text:style-name="T30">[index1] = </text:span><text:span text:style-name="T18">this</text:span><text:span text:style-name="T30">[index2]</text:span></text:p>
      <text:p text:style-name="P37"><text:s text:c="4"/><text:span text:style-name="T18">this</text:span><text:span text:style-name="T30">[index2] = tmp</text:span></text:p>
      <text:p text:style-name="P36">}</text:p>
      <text:p text:style-name="P36"><text:span text:style-name="T16">val </text:span><text:span text:style-name="T21">list </text:span>= <text:span text:style-name="T19">mutableListOf</text:span>(<text:span text:style-name="T33">1</text:span><text:span text:style-name="T16">, </text:span><text:span text:style-name="T33">2</text:span><text:span text:style-name="T16">, </text:span><text:span text:style-name="T33">3</text:span>)</text:p>
      <text:p text:style-name="P38">list.swap(<text:span text:style-name="T33">0</text:span><text:span text:style-name="T16">, </text:span><text:span text:style-name="T33">2</text:span>) <text:span text:style-name="T35">// 'this' inside 'swap()' will hold the value of 'list'</text:span></text:p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82">EXERCISE-<text:span text:style-name="T39">4</text:span></text:p>
      <text:p text:style-name="P57"/>
      <text:p text:style-name="P57"/>
      <text:p text:style-name="P58"><text:bookmark text:name="docs-internal-guid-1b16a48b-7fff-b2ce-8e58-383837963c4c"/>WAP using Lambda function to calculate the Simple Interest.</text:p>
      <text:p text:style-name="P45"><text:span text:style-name="T16">fun </text:span><text:span text:style-name="T26">main</text:span>() {</text:p>
      <text:p text:style-name="P37"><text:s text:c="4"/><text:span text:style-name="T18">val </text:span><text:span text:style-name="T30">myLambda: (Double) -&gt; Unit = </text:span><text:span text:style-name="T32">{ </text:span><text:span text:style-name="T30">s: Double </text:span><text:span text:style-name="T32">-&gt; </text:span><text:span text:style-name="T31">println</text:span><text:span text:style-name="T30">(s) </text:span><text:span text:style-name="T32">}</text:span></text:p>
      <text:p text:style-name="P37"><text:s text:c="4"/><text:span text:style-name="T30">findSimpleInterest(</text:span><text:span text:style-name="T34">1200</text:span><text:span text:style-name="T18">, </text:span><text:span text:style-name="T34">4.5</text:span><text:span text:style-name="T18">, </text:span><text:span text:style-name="T34">3</text:span><text:span text:style-name="T18">, </text:span><text:span text:style-name="T30">myLambda)</text:span><text:span text:style-name="T18">;</text:span></text:p>
      <text:p text:style-name="P36">}</text:p>
      <text:p text:style-name="P36"><text:span text:style-name="T16">fun </text:span><text:span text:style-name="T26">findSimpleInterest</text:span>(principal: Int<text:span text:style-name="T16">, </text:span>rate: Double<text:span text:style-name="T16">, </text:span>time: Int<text:span text:style-name="T16">, </text:span>myLambda: (Double) -&gt; Unit) {</text:p>
      <text:p text:style-name="P37"><text:s text:c="4"/><text:span text:style-name="T18">val </text:span><text:span text:style-name="T30">simpleInterest = (principal * rate * time) / </text:span><text:span text:style-name="T34">100</text:span></text:p>
      <text:p text:style-name="P37"><text:span text:style-name="T33"><text:s text:c="4"/></text:span><text:span text:style-name="T31">print</text:span><text:span text:style-name="T30">(</text:span><text:span text:style-name="T25">"Simple Interest is : "</text:span><text:span text:style-name="T30">)</text:span></text:p>
      <text:p text:style-name="P37"><text:s text:c="4"/><text:span text:style-name="T30">myLambda(simpleInterest)</text:span></text:p>
      <text:p text:style-name="P38">}</text:p>
      <text:p text:style-name="P58"/>
      <text:list xml:id="list761589692" text:style-name="L5">
        <text:list-item>
          <text:p text:style-name="P59">Create a list of Employee which will have name and age as properties. print the name of all employees age &gt;30. </text:p>
        </text:list-item>
      </text:list>
      <text:p text:style-name="P44"><text:span text:style-name="T16">fun </text:span><text:span text:style-name="T26">main</text:span>() {</text:p>
      <text:p text:style-name="P37"><text:s text:c="4"/><text:span text:style-name="T18">var </text:span><text:span text:style-name="T30">employeeMap : HashMap&lt;String</text:span><text:span text:style-name="T18">,</text:span><text:span text:style-name="T30">Int&gt; = HashMap()</text:span></text:p>
      <text:p text:style-name="P37"><text:s text:c="4"/><text:span text:style-name="T30">employeeMap.put(</text:span><text:span text:style-name="T25">"Subo"</text:span><text:span text:style-name="T18">,</text:span><text:span text:style-name="T34">22</text:span><text:span text:style-name="T30">)</text:span></text:p>
      <text:p text:style-name="P37"><text:s text:c="4"/><text:span text:style-name="T30">employeeMap.put(</text:span><text:span text:style-name="T25">"Tanvi"</text:span><text:span text:style-name="T18">,</text:span><text:span text:style-name="T34">21</text:span><text:span text:style-name="T30">)</text:span></text:p>
      <text:p text:style-name="P37"><text:s text:c="4"/><text:span text:style-name="T30">employeeMap.put(</text:span><text:span text:style-name="T25">"Anupam"</text:span><text:span text:style-name="T18">,</text:span><text:span text:style-name="T34">30</text:span><text:span text:style-name="T30">)</text:span></text:p>
      <text:p text:style-name="P37"><text:s text:c="4"/><text:span text:style-name="T30">employeeMap.put(</text:span><text:span text:style-name="T25">"Lakshya"</text:span><text:span text:style-name="T18">,</text:span><text:span text:style-name="T34">45</text:span><text:span text:style-name="T30">)</text:span></text:p>
      <text:p text:style-name="P37"><text:s text:c="4"/><text:span text:style-name="T31">println</text:span><text:span text:style-name="T30">(</text:span><text:span text:style-name="T25">"Employees with Age &gt; 30 : "</text:span><text:span text:style-name="T30">)</text:span></text:p>
      <text:p text:style-name="P37"><text:s text:c="4"/><text:span text:style-name="T18">for</text:span><text:span text:style-name="T30">(keys </text:span><text:span text:style-name="T18">in </text:span><text:span text:style-name="T30">employeeMap.</text:span><text:span text:style-name="T22">keys</text:span><text:span text:style-name="T30">){</text:span></text:p>
      <text:p text:style-name="P37"><text:s text:c="8"/><text:span text:style-name="T18">if</text:span><text:span text:style-name="T30">(employeeMap[keys]!!&gt;=</text:span><text:span text:style-name="T34">30</text:span><text:span text:style-name="T30">)</text:span></text:p>
      <text:p text:style-name="P37"><text:s text:c="12"/><text:span text:style-name="T31">println</text:span><text:span text:style-name="T30">(keys)</text:span></text:p>
      <text:p text:style-name="P37"><text:s text:c="4"/><text:span text:style-name="T30">}</text:span></text:p>
      <text:p text:style-name="P38">}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DejaVu Sans Mono" svg:font-family="'DejaVu Sans Mono'"/>
    <style:font-face style:name="Lohit Devanagari2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35:41.298461667</meta:creation-date>
    <dc:date>2020-05-06T15:53:46.850649183</dc:date>
    <meta:editing-duration>PT8H6M1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4" meta:paragraph-count="490" meta:word-count="1771" meta:character-count="12453" meta:non-whitespace-character-count="9522"/>
  </office:meta>
</office:document-meta>
</file>